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新細明體" svg:font-family="新細明體" style:font-family-generic="roman" style:font-pitch="variable" svg:panose-1="2 2 5 0 0 0 0 0 0 0"/>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TableColumn2" style:family="table-column">
      <style:table-column-properties style:column-width="1.5131in"/>
    </style:style>
    <style:style style:name="TableColumn3" style:family="table-column">
      <style:table-column-properties style:column-width="5.9673in"/>
    </style:style>
    <style:style style:name="Table1" style:family="table" style:master-page-name="MP0">
      <style:table-properties style:width="7.4805in" style:rel-width="100%" fo:margin-left="0in" table:align="left"/>
    </style:style>
    <style:style style:name="TableRow4" style:family="table-row">
      <style:table-row-properties style:min-row-height="0.25in"/>
    </style:style>
    <style:style style:name="TableCell5" style:family="table-cell">
      <style:table-cell-properties fo:border="none" fo:background-color="#FF0000" style:writing-mode="lr-tb" fo:padding-top="0.0104in" fo:padding-left="0.0104in" fo:padding-bottom="0.0104in" fo:padding-right="0.0104in"/>
    </style:style>
    <style:style style:name="P6" style:parent-style-name="內文" style:family="paragraph">
      <style:paragraph-properties fo:widows="2" fo:orphans="2" fo:break-before="page"/>
    </style:style>
    <style:style style:name="T7" style:parent-style-name="預設段落字型" style:family="text">
      <style:text-properties style:font-name="Arial" style:font-name-asian="新細明體" style:font-name-complex="Arial" fo:font-weight="bold" style:font-weight-asian="bold" style:font-weight-complex="bold" fo:color="#FFFFFF" style:letter-kerning="false" fo:font-size="10pt" style:font-size-asian="10pt" style:font-size-complex="10pt"/>
    </style:style>
    <style:style style:name="TableCell8" style:family="table-cell">
      <style:table-cell-properties fo:border="none" fo:background-color="#FF0000" style:writing-mode="lr-tb" style:vertical-align="middle" fo:padding-top="0.0104in" fo:padding-left="0.0104in" fo:padding-bottom="0.0104in" fo:padding-right="0.0104in"/>
    </style:style>
    <style:style style:name="P9" style:parent-style-name="內文" style:family="paragraph">
      <style:paragraph-properties fo:widows="2" fo:orphans="2"/>
    </style:style>
    <style:style style:name="T10" style:parent-style-name="預設段落字型" style:family="text">
      <style:text-properties style:font-name="Arial" style:font-name-asian="新細明體" style:font-name-complex="Arial" fo:font-weight="bold" style:font-weight-asian="bold" style:font-weight-complex="bold" fo:color="#FFFFFF" style:letter-kerning="false" fo:font-size="10pt" style:font-size-asian="10pt" style:font-size-complex="10pt"/>
    </style:style>
    <style:style style:name="TableRow11" style:family="table-row">
      <style:table-row-properties/>
    </style:style>
    <style:style style:name="TableCell12" style:family="table-cell">
      <style:table-cell-properties fo:border="none" fo:background-color="#E8E8E8" style:writing-mode="lr-tb" fo:padding-top="0.0104in" fo:padding-left="0.0104in" fo:padding-bottom="0.0104in" fo:padding-right="0.0104in"/>
    </style:style>
    <style:style style:name="P13"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Cell14" style:family="table-cell">
      <style:table-cell-properties fo:border="none" fo:background-color="#E8E8E8" style:writing-mode="lr-tb" fo:padding-top="0.0104in" fo:padding-left="0.0104in" fo:padding-bottom="0.0104in" fo:padding-right="0.0104in"/>
    </style:style>
    <style:style style:name="P15"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16" style:family="table-row">
      <style:table-row-properties/>
    </style:style>
    <style:style style:name="TableCell17" style:family="table-cell">
      <style:table-cell-properties fo:border="none" fo:background-color="#E8E8E8" style:writing-mode="lr-tb" fo:padding-top="0.0104in" fo:padding-left="0.0104in" fo:padding-bottom="0.0104in" fo:padding-right="0.0104in"/>
    </style:style>
    <style:style style:name="P18" style:parent-style-name="內文" style:family="paragraph">
      <style:paragraph-properties fo:widows="2" fo:orphans="2"/>
      <style:text-properties style:font-name="Arial" style:font-name-asian="新細明體" style:font-name-complex="Arial" fo:color="#000000" style:letter-kerning="false" fo:font-size="10pt" style:font-size-asian="10pt" style:font-size-complex="10pt"/>
    </style:style>
    <style:style style:name="TableCell19" style:family="table-cell">
      <style:table-cell-properties fo:border="none" fo:background-color="#E8E8E8" style:writing-mode="lr-tb" fo:padding-top="0.0104in" fo:padding-left="0.0104in" fo:padding-bottom="0.0104in" fo:padding-right="0.0104in"/>
    </style:style>
    <style:style style:name="P20"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21" style:family="table-row">
      <style:table-row-properties/>
    </style:style>
    <style:style style:name="TableCell22" style:family="table-cell">
      <style:table-cell-properties fo:border="none" fo:background-color="#E8E8E8" style:writing-mode="lr-tb" fo:padding-top="0.0104in" fo:padding-left="0.0104in" fo:padding-bottom="0.0104in" fo:padding-right="0.0104in"/>
    </style:style>
    <style:style style:name="P23" style:parent-style-name="內文" style:family="paragraph">
      <style:paragraph-properties fo:widows="2" fo:orphans="2"/>
      <style:text-properties style:font-name="Arial" style:font-name-asian="新細明體" style:font-name-complex="Arial" fo:color="#000000" style:letter-kerning="false" fo:font-size="10pt" style:font-size-asian="10pt" style:font-size-complex="10pt"/>
    </style:style>
    <style:style style:name="TableCell24" style:family="table-cell">
      <style:table-cell-properties fo:border="none" fo:background-color="#E8E8E8" style:writing-mode="lr-tb" fo:padding-top="0.0104in" fo:padding-left="0.0104in" fo:padding-bottom="0.0104in" fo:padding-right="0.0104in"/>
    </style:style>
    <style:style style:name="P25"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26" style:family="table-row">
      <style:table-row-properties/>
    </style:style>
    <style:style style:name="TableCell27" style:family="table-cell">
      <style:table-cell-properties fo:border="none" fo:background-color="#E8E8E8" style:writing-mode="lr-tb" fo:padding-top="0.0104in" fo:padding-left="0.0104in" fo:padding-bottom="0.0104in" fo:padding-right="0.0104in"/>
    </style:style>
    <style:style style:name="P28" style:parent-style-name="內文" style:family="paragraph">
      <style:paragraph-properties fo:widows="2" fo:orphans="2"/>
      <style:text-properties style:font-name="Arial" style:font-name-asian="新細明體" style:font-name-complex="Arial" fo:color="#000000" style:letter-kerning="false" fo:font-size="10pt" style:font-size-asian="10pt" style:font-size-complex="10pt"/>
    </style:style>
    <style:style style:name="TableCell29" style:family="table-cell">
      <style:table-cell-properties fo:border="none" fo:background-color="#E8E8E8" style:writing-mode="lr-tb" fo:padding-top="0.0104in" fo:padding-left="0.0104in" fo:padding-bottom="0.0104in" fo:padding-right="0.0104in"/>
    </style:style>
    <style:style style:name="P30"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31" style:family="table-row">
      <style:table-row-properties/>
    </style:style>
    <style:style style:name="TableCell32" style:family="table-cell">
      <style:table-cell-properties fo:border="none" fo:background-color="#E8E8E8" style:writing-mode="lr-tb" fo:padding-top="0.0104in" fo:padding-left="0.0104in" fo:padding-bottom="0.0104in" fo:padding-right="0.0104in"/>
    </style:style>
    <style:style style:name="P33" style:parent-style-name="內文" style:family="paragraph">
      <style:paragraph-properties fo:widows="2" fo:orphans="2"/>
      <style:text-properties style:font-name="Arial" style:font-name-asian="新細明體" style:font-name-complex="Arial" fo:color="#000000" style:letter-kerning="false" fo:font-size="10pt" style:font-size-asian="10pt" style:font-size-complex="10pt"/>
    </style:style>
    <style:style style:name="TableCell34" style:family="table-cell">
      <style:table-cell-properties fo:border="none" fo:background-color="#E8E8E8" style:writing-mode="lr-tb" fo:padding-top="0.0104in" fo:padding-left="0.0104in" fo:padding-bottom="0.0104in" fo:padding-right="0.0104in"/>
    </style:style>
    <style:style style:name="P35"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36" style:family="table-row">
      <style:table-row-properties/>
    </style:style>
    <style:style style:name="TableCell37" style:family="table-cell">
      <style:table-cell-properties fo:border="none" fo:background-color="#E8E8E8" style:writing-mode="lr-tb" fo:padding-top="0.0104in" fo:padding-left="0.0104in" fo:padding-bottom="0.0104in" fo:padding-right="0.0104in"/>
    </style:style>
    <style:style style:name="P38"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Cell39" style:family="table-cell">
      <style:table-cell-properties fo:border="none" fo:background-color="#E8E8E8" style:writing-mode="lr-tb" fo:padding-top="0.0104in" fo:padding-left="0.0104in" fo:padding-bottom="0.0104in" fo:padding-right="0.0104in"/>
    </style:style>
    <style:style style:name="P40"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41" style:family="table-row">
      <style:table-row-properties/>
    </style:style>
    <style:style style:name="TableCell42" style:family="table-cell">
      <style:table-cell-properties fo:border="none" fo:background-color="#E8E8E8" style:writing-mode="lr-tb" fo:padding-top="0.0104in" fo:padding-left="0.0104in" fo:padding-bottom="0.0104in" fo:padding-right="0.0104in"/>
    </style:style>
    <style:style style:name="P43"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Cell44" style:family="table-cell">
      <style:table-cell-properties fo:border="none" fo:background-color="#E8E8E8" style:writing-mode="lr-tb" fo:padding-top="0.0104in" fo:padding-left="0.0104in" fo:padding-bottom="0.0104in" fo:padding-right="0.0104in"/>
    </style:style>
    <style:style style:name="P45"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P46"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P47"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P48"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P49"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P50"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P51"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P52"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P53"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P54"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P55"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P56"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57" style:family="table-row">
      <style:table-row-properties/>
    </style:style>
    <style:style style:name="TableCell58" style:family="table-cell">
      <style:table-cell-properties fo:border="none" fo:background-color="#E8E8E8" style:writing-mode="lr-tb" fo:padding-top="0.0104in" fo:padding-left="0.0104in" fo:padding-bottom="0.0104in" fo:padding-right="0.0104in"/>
    </style:style>
    <style:style style:name="P59"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Cell60" style:family="table-cell">
      <style:table-cell-properties fo:border="none" fo:background-color="#E8E8E8" style:writing-mode="lr-tb" fo:padding-top="0.0104in" fo:padding-left="0.0104in" fo:padding-bottom="0.0104in" fo:padding-right="0.0104in"/>
    </style:style>
    <style:style style:name="P61"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62" style:family="table-row">
      <style:table-row-properties/>
    </style:style>
    <style:style style:name="TableCell63" style:family="table-cell">
      <style:table-cell-properties fo:border="none" fo:background-color="#E8E8E8" style:writing-mode="lr-tb" fo:padding-top="0.0104in" fo:padding-left="0.0104in" fo:padding-bottom="0.0104in" fo:padding-right="0.0104in"/>
    </style:style>
    <style:style style:name="P64"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Cell65" style:family="table-cell">
      <style:table-cell-properties fo:border="none" fo:background-color="#E8E8E8" style:writing-mode="lr-tb" fo:padding-top="0.0104in" fo:padding-left="0.0104in" fo:padding-bottom="0.0104in" fo:padding-right="0.0104in"/>
    </style:style>
    <style:style style:name="P66"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P67"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68" style:family="table-row">
      <style:table-row-properties/>
    </style:style>
    <style:style style:name="TableCell69" style:family="table-cell">
      <style:table-cell-properties fo:border="none" fo:background-color="#E8E8E8" style:writing-mode="lr-tb" fo:padding-top="0.0104in" fo:padding-left="0.0104in" fo:padding-bottom="0.0104in" fo:padding-right="0.0104in"/>
    </style:style>
    <style:style style:name="P70"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Cell71" style:family="table-cell">
      <style:table-cell-properties fo:border="none" fo:background-color="#E8E8E8" style:writing-mode="lr-tb" fo:padding-top="0.0104in" fo:padding-left="0.0104in" fo:padding-bottom="0.0104in" fo:padding-right="0.0104in"/>
    </style:style>
    <style:style style:name="P72"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73" style:family="table-row">
      <style:table-row-properties/>
    </style:style>
    <style:style style:name="TableCell74" style:family="table-cell">
      <style:table-cell-properties fo:border="none" fo:background-color="#E8E8E8" style:writing-mode="lr-tb" fo:padding-top="0.0104in" fo:padding-left="0.0104in" fo:padding-bottom="0.0104in" fo:padding-right="0.0104in"/>
    </style:style>
    <style:style style:name="P75"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Cell76" style:family="table-cell">
      <style:table-cell-properties fo:border="none" fo:background-color="#E8E8E8" style:writing-mode="lr-tb" fo:padding-top="0.0104in" fo:padding-left="0.0104in" fo:padding-bottom="0.0104in" fo:padding-right="0.0104in"/>
    </style:style>
    <style:style style:name="P77"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78" style:family="table-row">
      <style:table-row-properties/>
    </style:style>
    <style:style style:name="TableCell79" style:family="table-cell">
      <style:table-cell-properties fo:border="none" fo:background-color="#E8E8E8" style:writing-mode="lr-tb" fo:padding-top="0.0104in" fo:padding-left="0.0104in" fo:padding-bottom="0.0104in" fo:padding-right="0.0104in"/>
    </style:style>
    <style:style style:name="P80"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Cell81" style:family="table-cell">
      <style:table-cell-properties fo:border="none" fo:background-color="#E8E8E8" style:writing-mode="lr-tb" fo:padding-top="0.0104in" fo:padding-left="0.0104in" fo:padding-bottom="0.0104in" fo:padding-right="0.0104in"/>
    </style:style>
    <style:style style:name="P82"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Column84" style:family="table-column">
      <style:table-column-properties style:column-width="1.5145in"/>
    </style:style>
    <style:style style:name="TableColumn85" style:family="table-column">
      <style:table-column-properties style:column-width="5.9659in"/>
    </style:style>
    <style:style style:name="Table83" style:family="table">
      <style:table-properties style:width="7.4805in" style:rel-width="100%" fo:margin-left="0in" table:align="left"/>
    </style:style>
    <style:style style:name="TableRow86" style:family="table-row">
      <style:table-row-properties style:min-row-height="0.25in"/>
    </style:style>
    <style:style style:name="TableCell87" style:family="table-cell">
      <style:table-cell-properties fo:border="none" fo:background-color="#FF0000" style:writing-mode="lr-tb" fo:padding-top="0.0104in" fo:padding-left="0.0104in" fo:padding-bottom="0.0104in" fo:padding-right="0.0104in"/>
    </style:style>
    <style:style style:name="P88" style:parent-style-name="內文" style:family="paragraph">
      <style:paragraph-properties fo:widows="2" fo:orphans="2"/>
    </style:style>
    <style:style style:name="T89" style:parent-style-name="預設段落字型" style:family="text">
      <style:text-properties style:font-name="Arial" style:font-name-asian="新細明體" style:font-name-complex="Arial" fo:font-weight="bold" style:font-weight-asian="bold" style:font-weight-complex="bold" fo:color="#FFFFFF" style:letter-kerning="false" fo:font-size="10pt" style:font-size-asian="10pt" style:font-size-complex="10pt"/>
    </style:style>
    <style:style style:name="TableCell90" style:family="table-cell">
      <style:table-cell-properties fo:border="none" fo:background-color="#FF0000" style:writing-mode="lr-tb" style:vertical-align="middle" fo:padding-top="0.0104in" fo:padding-left="0.0104in" fo:padding-bottom="0.0104in" fo:padding-right="0.0104in"/>
    </style:style>
    <style:style style:name="P91" style:parent-style-name="內文" style:family="paragraph">
      <style:paragraph-properties fo:widows="2" fo:orphans="2"/>
    </style:style>
    <style:style style:name="T92" style:parent-style-name="預設段落字型" style:family="text">
      <style:text-properties style:font-name="Arial" style:font-name-asian="新細明體" style:font-name-complex="Arial" fo:font-weight="bold" style:font-weight-asian="bold" style:font-weight-complex="bold" fo:color="#FFFFFF" style:letter-kerning="false" fo:font-size="10pt" style:font-size-asian="10pt" style:font-size-complex="10pt"/>
    </style:style>
    <style:style style:name="TableRow93" style:family="table-row">
      <style:table-row-properties/>
    </style:style>
    <style:style style:name="TableCell94" style:family="table-cell">
      <style:table-cell-properties fo:border="none" fo:background-color="#E8E8E8" style:writing-mode="lr-tb" fo:padding-top="0.0104in" fo:padding-left="0.0104in" fo:padding-bottom="0.0104in" fo:padding-right="0.0104in"/>
    </style:style>
    <style:style style:name="P95"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Cell96" style:family="table-cell">
      <style:table-cell-properties fo:border="none" fo:background-color="#E8E8E8" style:writing-mode="lr-tb" fo:padding-top="0.0104in" fo:padding-left="0.0104in" fo:padding-bottom="0.0104in" fo:padding-right="0.0104in"/>
    </style:style>
    <style:style style:name="P97"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P98"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P99"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P100"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P101"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P102"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103" style:family="table-row">
      <style:table-row-properties/>
    </style:style>
    <style:style style:name="TableCell104" style:family="table-cell">
      <style:table-cell-properties fo:border="none" style:writing-mode="lr-tb" fo:padding-top="0.0104in" fo:padding-left="0.0104in" fo:padding-bottom="0.0104in" fo:padding-right="0.0104in"/>
    </style:style>
    <style:style style:name="P105" style:parent-style-name="內文" style:family="paragraph">
      <style:paragraph-properties fo:widows="2" fo:orphans="2"/>
      <style:text-properties style:font-name="Arial" style:font-name-asian="新細明體" style:font-name-complex="Arial" fo:color="#000000" style:letter-kerning="false" fo:font-size="10pt" style:font-size-asian="10pt" style:font-size-complex="10pt"/>
    </style:style>
    <style:style style:name="TableRow106" style:family="table-row">
      <style:table-row-properties/>
    </style:style>
    <style:style style:name="TableCell107" style:family="table-cell">
      <style:table-cell-properties fo:border="none" fo:background-color="#E8E8E8" style:writing-mode="lr-tb" fo:padding-top="0.0104in" fo:padding-left="0.0104in" fo:padding-bottom="0.0104in" fo:padding-right="0.0104in"/>
    </style:style>
    <style:style style:name="P108" style:parent-style-name="內文" style:family="paragraph">
      <style:paragraph-properties fo:widows="2" fo:orphans="2"/>
      <style:text-properties style:font-name="Arial" style:font-name-asian="新細明體" style:font-name-complex="Arial" fo:color="#000000" style:letter-kerning="false" fo:font-size="10pt" style:font-size-asian="10pt" style:font-size-complex="10pt"/>
    </style:style>
    <style:style style:name="TableCell109" style:family="table-cell">
      <style:table-cell-properties fo:border="none" fo:background-color="#E8E8E8" style:writing-mode="lr-tb" fo:padding-top="0.0104in" fo:padding-left="0.0104in" fo:padding-bottom="0.0104in" fo:padding-right="0.0104in"/>
    </style:style>
    <style:style style:name="P110"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111" style:family="table-row">
      <style:table-row-properties/>
    </style:style>
    <style:style style:name="TableCell112" style:family="table-cell">
      <style:table-cell-properties fo:border="none" fo:background-color="#E8E8E8" style:writing-mode="lr-tb" fo:padding-top="0.0104in" fo:padding-left="0.0104in" fo:padding-bottom="0.0104in" fo:padding-right="0.0104in"/>
    </style:style>
    <style:style style:name="P113" style:parent-style-name="內文" style:family="paragraph">
      <style:paragraph-properties fo:widows="2" fo:orphans="2"/>
      <style:text-properties style:font-name="Arial" style:font-name-asian="新細明體" style:font-name-complex="Arial" fo:color="#000000" style:letter-kerning="false" fo:font-size="10pt" style:font-size-asian="10pt" style:font-size-complex="10pt"/>
    </style:style>
    <style:style style:name="TableCell114" style:family="table-cell">
      <style:table-cell-properties fo:border="none" fo:background-color="#E8E8E8" style:writing-mode="lr-tb" fo:padding-top="0.0104in" fo:padding-left="0.0104in" fo:padding-bottom="0.0104in" fo:padding-right="0.0104in"/>
    </style:style>
    <style:style style:name="P115"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116" style:family="table-row">
      <style:table-row-properties/>
    </style:style>
    <style:style style:name="TableCell117" style:family="table-cell">
      <style:table-cell-properties fo:border="none" fo:background-color="#E8E8E8" style:writing-mode="lr-tb" fo:padding-top="0.0104in" fo:padding-left="0.0104in" fo:padding-bottom="0.0104in" fo:padding-right="0.0104in"/>
    </style:style>
    <style:style style:name="P118" style:parent-style-name="內文" style:family="paragraph">
      <style:paragraph-properties fo:widows="2" fo:orphans="2"/>
      <style:text-properties style:font-name="Arial" style:font-name-asian="新細明體" style:font-name-complex="Arial" fo:color="#000000" style:letter-kerning="false" fo:font-size="10pt" style:font-size-asian="10pt" style:font-size-complex="10pt"/>
    </style:style>
    <style:style style:name="TableCell119" style:family="table-cell">
      <style:table-cell-properties fo:border="none" fo:background-color="#E8E8E8" style:writing-mode="lr-tb" fo:padding-top="0.0104in" fo:padding-left="0.0104in" fo:padding-bottom="0.0104in" fo:padding-right="0.0104in"/>
    </style:style>
    <style:style style:name="P120"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121" style:family="table-row">
      <style:table-row-properties/>
    </style:style>
    <style:style style:name="TableCell122" style:family="table-cell">
      <style:table-cell-properties fo:border="none" fo:background-color="#E8E8E8" style:writing-mode="lr-tb" fo:padding-top="0.0104in" fo:padding-left="0.0104in" fo:padding-bottom="0.0104in" fo:padding-right="0.0104in"/>
    </style:style>
    <style:style style:name="P123" style:parent-style-name="內文" style:family="paragraph">
      <style:paragraph-properties fo:widows="2" fo:orphans="2"/>
      <style:text-properties style:font-name="Arial" style:font-name-asian="新細明體" style:font-name-complex="Arial" fo:color="#000000" style:letter-kerning="false" fo:font-size="10pt" style:font-size-asian="10pt" style:font-size-complex="10pt"/>
    </style:style>
    <style:style style:name="TableCell124" style:family="table-cell">
      <style:table-cell-properties fo:border="none" fo:background-color="#E8E8E8" style:writing-mode="lr-tb" fo:padding-top="0.0104in" fo:padding-left="0.0104in" fo:padding-bottom="0.0104in" fo:padding-right="0.0104in"/>
    </style:style>
    <style:style style:name="P125"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126" style:family="table-row">
      <style:table-row-properties/>
    </style:style>
    <style:style style:name="TableCell127" style:family="table-cell">
      <style:table-cell-properties fo:border="none" fo:background-color="#E8E8E8" style:writing-mode="lr-tb" fo:padding-top="0.0104in" fo:padding-left="0.0104in" fo:padding-bottom="0.0104in" fo:padding-right="0.0104in"/>
    </style:style>
    <style:style style:name="P128" style:parent-style-name="內文" style:family="paragraph">
      <style:paragraph-properties fo:widows="2" fo:orphans="2"/>
      <style:text-properties style:font-name="Arial" style:font-name-asian="新細明體" style:font-name-complex="Arial" fo:color="#000000" style:letter-kerning="false" fo:font-size="10pt" style:font-size-asian="10pt" style:font-size-complex="10pt"/>
    </style:style>
    <style:style style:name="TableCell129" style:family="table-cell">
      <style:table-cell-properties fo:border="none" fo:background-color="#E8E8E8" style:writing-mode="lr-tb" fo:padding-top="0.0104in" fo:padding-left="0.0104in" fo:padding-bottom="0.0104in" fo:padding-right="0.0104in"/>
    </style:style>
    <style:style style:name="P130"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131" style:family="table-row">
      <style:table-row-properties/>
    </style:style>
    <style:style style:name="TableCell132" style:family="table-cell">
      <style:table-cell-properties fo:border="none" fo:background-color="#E8E8E8" style:writing-mode="lr-tb" fo:padding-top="0.0104in" fo:padding-left="0.0104in" fo:padding-bottom="0.0104in" fo:padding-right="0.0104in"/>
    </style:style>
    <style:style style:name="P133" style:parent-style-name="內文" style:family="paragraph">
      <style:paragraph-properties fo:widows="2" fo:orphans="2"/>
      <style:text-properties style:font-name="Arial" style:font-name-asian="新細明體" style:font-name-complex="Arial" fo:color="#000000" style:letter-kerning="false" fo:font-size="10pt" style:font-size-asian="10pt" style:font-size-complex="10pt"/>
    </style:style>
    <style:style style:name="TableCell134" style:family="table-cell">
      <style:table-cell-properties fo:border="none" fo:background-color="#E8E8E8" style:writing-mode="lr-tb" fo:padding-top="0.0104in" fo:padding-left="0.0104in" fo:padding-bottom="0.0104in" fo:padding-right="0.0104in"/>
    </style:style>
    <style:style style:name="P135"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136" style:family="table-row">
      <style:table-row-properties/>
    </style:style>
    <style:style style:name="TableCell137" style:family="table-cell">
      <style:table-cell-properties fo:border="none" fo:background-color="#E8E8E8" style:writing-mode="lr-tb" fo:padding-top="0.0104in" fo:padding-left="0.0104in" fo:padding-bottom="0.0104in" fo:padding-right="0.0104in"/>
    </style:style>
    <style:style style:name="P138"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Cell139" style:family="table-cell">
      <style:table-cell-properties fo:border="none" fo:background-color="#E8E8E8" style:writing-mode="lr-tb" fo:padding-top="0.0104in" fo:padding-left="0.0104in" fo:padding-bottom="0.0104in" fo:padding-right="0.0104in"/>
    </style:style>
    <style:style style:name="P140"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141" style:family="table-row">
      <style:table-row-properties/>
    </style:style>
    <style:style style:name="TableCell142" style:family="table-cell">
      <style:table-cell-properties fo:border="none" fo:background-color="#E8E8E8" style:writing-mode="lr-tb" fo:padding-top="0.0104in" fo:padding-left="0.0104in" fo:padding-bottom="0.0104in" fo:padding-right="0.0104in"/>
    </style:style>
    <style:style style:name="P143"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Cell144" style:family="table-cell">
      <style:table-cell-properties fo:border="none" fo:background-color="#E8E8E8" style:writing-mode="lr-tb" fo:padding-top="0.0104in" fo:padding-left="0.0104in" fo:padding-bottom="0.0104in" fo:padding-right="0.0104in"/>
    </style:style>
    <style:style style:name="P145"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P146"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P147"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P148"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P149"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P150"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P151"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P152"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P153"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P154"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P155"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P156"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P157"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P158"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P159"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160" style:family="table-row">
      <style:table-row-properties/>
    </style:style>
    <style:style style:name="TableCell161" style:family="table-cell">
      <style:table-cell-properties fo:border="none" fo:background-color="#E8E8E8" style:writing-mode="lr-tb" fo:padding-top="0.0104in" fo:padding-left="0.0104in" fo:padding-bottom="0.0104in" fo:padding-right="0.0104in"/>
    </style:style>
    <style:style style:name="P162"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Cell163" style:family="table-cell">
      <style:table-cell-properties fo:border="none" fo:background-color="#E8E8E8" style:writing-mode="lr-tb" fo:padding-top="0.0104in" fo:padding-left="0.0104in" fo:padding-bottom="0.0104in" fo:padding-right="0.0104in"/>
    </style:style>
    <style:style style:name="P164"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P165"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166" style:family="table-row">
      <style:table-row-properties/>
    </style:style>
    <style:style style:name="TableCell167" style:family="table-cell">
      <style:table-cell-properties fo:border="none" fo:background-color="#E8E8E8" style:writing-mode="lr-tb" fo:padding-top="0.0104in" fo:padding-left="0.0104in" fo:padding-bottom="0.0104in" fo:padding-right="0.0104in"/>
    </style:style>
    <style:style style:name="P168"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Cell169" style:family="table-cell">
      <style:table-cell-properties fo:border="none" fo:background-color="#E8E8E8" style:writing-mode="lr-tb" fo:padding-top="0.0104in" fo:padding-left="0.0104in" fo:padding-bottom="0.0104in" fo:padding-right="0.0104in"/>
    </style:style>
    <style:style style:name="P170"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171" style:family="table-row">
      <style:table-row-properties/>
    </style:style>
    <style:style style:name="TableCell172" style:family="table-cell">
      <style:table-cell-properties fo:border="none" fo:background-color="#E8E8E8" style:writing-mode="lr-tb" fo:padding-top="0.0104in" fo:padding-left="0.0104in" fo:padding-bottom="0.0104in" fo:padding-right="0.0104in"/>
    </style:style>
    <style:style style:name="P173"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Cell174" style:family="table-cell">
      <style:table-cell-properties fo:border="none" fo:background-color="#E8E8E8" style:writing-mode="lr-tb" fo:padding-top="0.0104in" fo:padding-left="0.0104in" fo:padding-bottom="0.0104in" fo:padding-right="0.0104in"/>
    </style:style>
    <style:style style:name="P175"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176" style:family="table-row">
      <style:table-row-properties/>
    </style:style>
    <style:style style:name="TableCell177" style:family="table-cell">
      <style:table-cell-properties fo:border="none" fo:background-color="#E8E8E8" style:writing-mode="lr-tb" fo:padding-top="0.0104in" fo:padding-left="0.0104in" fo:padding-bottom="0.0104in" fo:padding-right="0.0104in"/>
    </style:style>
    <style:style style:name="P178"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Cell179" style:family="table-cell">
      <style:table-cell-properties fo:border="none" fo:background-color="#E8E8E8" style:writing-mode="lr-tb" fo:padding-top="0.0104in" fo:padding-left="0.0104in" fo:padding-bottom="0.0104in" fo:padding-right="0.0104in"/>
    </style:style>
    <style:style style:name="P180"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Column182" style:family="table-column">
      <style:table-column-properties style:column-width="1.5131in"/>
    </style:style>
    <style:style style:name="TableColumn183" style:family="table-column">
      <style:table-column-properties style:column-width="5.9673in"/>
    </style:style>
    <style:style style:name="Table181" style:family="table">
      <style:table-properties style:width="7.4805in" style:rel-width="100%" fo:margin-left="0in" table:align="left"/>
    </style:style>
    <style:style style:name="TableRow184" style:family="table-row">
      <style:table-row-properties style:min-row-height="0.25in"/>
    </style:style>
    <style:style style:name="TableCell185" style:family="table-cell">
      <style:table-cell-properties fo:border="none" fo:background-color="#FF0000" style:writing-mode="lr-tb" fo:padding-top="0.0104in" fo:padding-left="0.0104in" fo:padding-bottom="0.0104in" fo:padding-right="0.0104in"/>
    </style:style>
    <style:style style:name="P186" style:parent-style-name="內文" style:family="paragraph">
      <style:paragraph-properties fo:widows="2" fo:orphans="2"/>
    </style:style>
    <style:style style:name="T187" style:parent-style-name="預設段落字型" style:family="text">
      <style:text-properties style:font-name="Arial" style:font-name-asian="新細明體" style:font-name-complex="Arial" fo:font-weight="bold" style:font-weight-asian="bold" style:font-weight-complex="bold" fo:color="#FFFFFF" style:letter-kerning="false" fo:font-size="10pt" style:font-size-asian="10pt" style:font-size-complex="10pt"/>
    </style:style>
    <style:style style:name="TableCell188" style:family="table-cell">
      <style:table-cell-properties fo:border="none" fo:background-color="#FF0000" style:writing-mode="lr-tb" style:vertical-align="middle" fo:padding-top="0.0104in" fo:padding-left="0.0104in" fo:padding-bottom="0.0104in" fo:padding-right="0.0104in"/>
    </style:style>
    <style:style style:name="P189" style:parent-style-name="內文" style:family="paragraph">
      <style:paragraph-properties fo:widows="2" fo:orphans="2"/>
    </style:style>
    <style:style style:name="T190" style:parent-style-name="預設段落字型" style:family="text">
      <style:text-properties style:font-name="Arial" style:font-name-asian="新細明體" style:font-name-complex="Arial" fo:font-weight="bold" style:font-weight-asian="bold" style:font-weight-complex="bold" fo:color="#FFFFFF" style:letter-kerning="false" fo:font-size="10pt" style:font-size-asian="10pt" style:font-size-complex="10pt"/>
    </style:style>
    <style:style style:name="TableRow191" style:family="table-row">
      <style:table-row-properties/>
    </style:style>
    <style:style style:name="TableCell192" style:family="table-cell">
      <style:table-cell-properties fo:border="none" fo:background-color="#E8E8E8" style:writing-mode="lr-tb" fo:padding-top="0.0104in" fo:padding-left="0.0104in" fo:padding-bottom="0.0104in" fo:padding-right="0.0104in"/>
    </style:style>
    <style:style style:name="P193"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Cell194" style:family="table-cell">
      <style:table-cell-properties fo:border="none" fo:background-color="#E8E8E8" style:writing-mode="lr-tb" fo:padding-top="0.0104in" fo:padding-left="0.0104in" fo:padding-bottom="0.0104in" fo:padding-right="0.0104in"/>
    </style:style>
    <style:style style:name="P195"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196" style:family="table-row">
      <style:table-row-properties/>
    </style:style>
    <style:style style:name="TableCell197" style:family="table-cell">
      <style:table-cell-properties fo:border="none" style:writing-mode="lr-tb" fo:padding-top="0.0104in" fo:padding-left="0.0104in" fo:padding-bottom="0.0104in" fo:padding-right="0.0104in"/>
    </style:style>
    <style:style style:name="P198" style:parent-style-name="內文" style:family="paragraph">
      <style:paragraph-properties fo:widows="2" fo:orphans="2"/>
      <style:text-properties style:font-name="Arial" style:font-name-asian="新細明體" style:font-name-complex="Arial" fo:color="#000000" style:letter-kerning="false" fo:font-size="10pt" style:font-size-asian="10pt" style:font-size-complex="10pt"/>
    </style:style>
    <style:style style:name="TableRow199" style:family="table-row">
      <style:table-row-properties/>
    </style:style>
    <style:style style:name="TableCell200" style:family="table-cell">
      <style:table-cell-properties fo:border="none" fo:background-color="#E8E8E8" style:writing-mode="lr-tb" fo:padding-top="0.0104in" fo:padding-left="0.0104in" fo:padding-bottom="0.0104in" fo:padding-right="0.0104in"/>
    </style:style>
    <style:style style:name="P201" style:parent-style-name="內文" style:family="paragraph">
      <style:paragraph-properties fo:widows="2" fo:orphans="2"/>
      <style:text-properties style:font-name="Arial" style:font-name-asian="新細明體" style:font-name-complex="Arial" fo:color="#000000" style:letter-kerning="false" fo:font-size="10pt" style:font-size-asian="10pt" style:font-size-complex="10pt"/>
    </style:style>
    <style:style style:name="TableCell202" style:family="table-cell">
      <style:table-cell-properties fo:border="none" fo:background-color="#E8E8E8" style:writing-mode="lr-tb" fo:padding-top="0.0104in" fo:padding-left="0.0104in" fo:padding-bottom="0.0104in" fo:padding-right="0.0104in"/>
    </style:style>
    <style:style style:name="P203"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204" style:family="table-row">
      <style:table-row-properties/>
    </style:style>
    <style:style style:name="TableCell205" style:family="table-cell">
      <style:table-cell-properties fo:border="none" fo:background-color="#E8E8E8" style:writing-mode="lr-tb" fo:padding-top="0.0104in" fo:padding-left="0.0104in" fo:padding-bottom="0.0104in" fo:padding-right="0.0104in"/>
    </style:style>
    <style:style style:name="P206" style:parent-style-name="內文" style:family="paragraph">
      <style:paragraph-properties fo:widows="2" fo:orphans="2"/>
      <style:text-properties style:font-name="Arial" style:font-name-asian="新細明體" style:font-name-complex="Arial" fo:color="#000000" style:letter-kerning="false" fo:font-size="10pt" style:font-size-asian="10pt" style:font-size-complex="10pt"/>
    </style:style>
    <style:style style:name="TableCell207" style:family="table-cell">
      <style:table-cell-properties fo:border="none" fo:background-color="#E8E8E8" style:writing-mode="lr-tb" fo:padding-top="0.0104in" fo:padding-left="0.0104in" fo:padding-bottom="0.0104in" fo:padding-right="0.0104in"/>
    </style:style>
    <style:style style:name="P208"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209" style:family="table-row">
      <style:table-row-properties/>
    </style:style>
    <style:style style:name="TableCell210" style:family="table-cell">
      <style:table-cell-properties fo:border="none" fo:background-color="#E8E8E8" style:writing-mode="lr-tb" fo:padding-top="0.0104in" fo:padding-left="0.0104in" fo:padding-bottom="0.0104in" fo:padding-right="0.0104in"/>
    </style:style>
    <style:style style:name="P211" style:parent-style-name="內文" style:family="paragraph">
      <style:paragraph-properties fo:widows="2" fo:orphans="2"/>
      <style:text-properties style:font-name="Arial" style:font-name-asian="新細明體" style:font-name-complex="Arial" fo:color="#000000" style:letter-kerning="false" fo:font-size="10pt" style:font-size-asian="10pt" style:font-size-complex="10pt"/>
    </style:style>
    <style:style style:name="TableCell212" style:family="table-cell">
      <style:table-cell-properties fo:border="none" fo:background-color="#E8E8E8" style:writing-mode="lr-tb" fo:padding-top="0.0104in" fo:padding-left="0.0104in" fo:padding-bottom="0.0104in" fo:padding-right="0.0104in"/>
    </style:style>
    <style:style style:name="P213"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214" style:family="table-row">
      <style:table-row-properties/>
    </style:style>
    <style:style style:name="TableCell215" style:family="table-cell">
      <style:table-cell-properties fo:border="none" fo:background-color="#E8E8E8" style:writing-mode="lr-tb" fo:padding-top="0.0104in" fo:padding-left="0.0104in" fo:padding-bottom="0.0104in" fo:padding-right="0.0104in"/>
    </style:style>
    <style:style style:name="P216" style:parent-style-name="內文" style:family="paragraph">
      <style:paragraph-properties fo:widows="2" fo:orphans="2"/>
      <style:text-properties style:font-name="Arial" style:font-name-asian="新細明體" style:font-name-complex="Arial" fo:color="#000000" style:letter-kerning="false" fo:font-size="10pt" style:font-size-asian="10pt" style:font-size-complex="10pt"/>
    </style:style>
    <style:style style:name="TableCell217" style:family="table-cell">
      <style:table-cell-properties fo:border="none" fo:background-color="#E8E8E8" style:writing-mode="lr-tb" fo:padding-top="0.0104in" fo:padding-left="0.0104in" fo:padding-bottom="0.0104in" fo:padding-right="0.0104in"/>
    </style:style>
    <style:style style:name="P218"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219" style:family="table-row">
      <style:table-row-properties/>
    </style:style>
    <style:style style:name="TableCell220" style:family="table-cell">
      <style:table-cell-properties fo:border="none" fo:background-color="#E8E8E8" style:writing-mode="lr-tb" fo:padding-top="0.0104in" fo:padding-left="0.0104in" fo:padding-bottom="0.0104in" fo:padding-right="0.0104in"/>
    </style:style>
    <style:style style:name="P221"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Cell222" style:family="table-cell">
      <style:table-cell-properties fo:border="none" fo:background-color="#E8E8E8" style:writing-mode="lr-tb" fo:padding-top="0.0104in" fo:padding-left="0.0104in" fo:padding-bottom="0.0104in" fo:padding-right="0.0104in"/>
    </style:style>
    <style:style style:name="P223"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224" style:family="table-row">
      <style:table-row-properties/>
    </style:style>
    <style:style style:name="TableCell225" style:family="table-cell">
      <style:table-cell-properties fo:border="none" fo:background-color="#E8E8E8" style:writing-mode="lr-tb" fo:padding-top="0.0104in" fo:padding-left="0.0104in" fo:padding-bottom="0.0104in" fo:padding-right="0.0104in"/>
    </style:style>
    <style:style style:name="P226"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Cell227" style:family="table-cell">
      <style:table-cell-properties fo:border="none" fo:background-color="#E8E8E8" style:writing-mode="lr-tb" fo:padding-top="0.0104in" fo:padding-left="0.0104in" fo:padding-bottom="0.0104in" fo:padding-right="0.0104in"/>
    </style:style>
    <style:style style:name="P228"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P229"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P230"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P231"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P232"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P233"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P234"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P235"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P236"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P237"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P238"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P239"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240" style:family="table-row">
      <style:table-row-properties/>
    </style:style>
    <style:style style:name="TableCell241" style:family="table-cell">
      <style:table-cell-properties fo:border="none" fo:background-color="#E8E8E8" style:writing-mode="lr-tb" fo:padding-top="0.0104in" fo:padding-left="0.0104in" fo:padding-bottom="0.0104in" fo:padding-right="0.0104in"/>
    </style:style>
    <style:style style:name="P242"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Cell243" style:family="table-cell">
      <style:table-cell-properties fo:border="none" fo:background-color="#E8E8E8" style:writing-mode="lr-tb" fo:padding-top="0.0104in" fo:padding-left="0.0104in" fo:padding-bottom="0.0104in" fo:padding-right="0.0104in"/>
    </style:style>
    <style:style style:name="P244"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245" style:family="table-row">
      <style:table-row-properties/>
    </style:style>
    <style:style style:name="TableCell246" style:family="table-cell">
      <style:table-cell-properties fo:border="none" fo:background-color="#E8E8E8" style:writing-mode="lr-tb" fo:padding-top="0.0104in" fo:padding-left="0.0104in" fo:padding-bottom="0.0104in" fo:padding-right="0.0104in"/>
    </style:style>
    <style:style style:name="P247"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Cell248" style:family="table-cell">
      <style:table-cell-properties fo:border="none" fo:background-color="#E8E8E8" style:writing-mode="lr-tb" fo:padding-top="0.0104in" fo:padding-left="0.0104in" fo:padding-bottom="0.0104in" fo:padding-right="0.0104in"/>
    </style:style>
    <style:style style:name="P249"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P250"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251" style:family="table-row">
      <style:table-row-properties/>
    </style:style>
    <style:style style:name="TableCell252" style:family="table-cell">
      <style:table-cell-properties fo:border="none" fo:background-color="#E8E8E8" style:writing-mode="lr-tb" fo:padding-top="0.0104in" fo:padding-left="0.0104in" fo:padding-bottom="0.0104in" fo:padding-right="0.0104in"/>
    </style:style>
    <style:style style:name="P253"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Cell254" style:family="table-cell">
      <style:table-cell-properties fo:border="none" fo:background-color="#E8E8E8" style:writing-mode="lr-tb" fo:padding-top="0.0104in" fo:padding-left="0.0104in" fo:padding-bottom="0.0104in" fo:padding-right="0.0104in"/>
    </style:style>
    <style:style style:name="P255"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256" style:family="table-row">
      <style:table-row-properties/>
    </style:style>
    <style:style style:name="TableCell257" style:family="table-cell">
      <style:table-cell-properties fo:border="none" fo:background-color="#E8E8E8" style:writing-mode="lr-tb" fo:padding-top="0.0104in" fo:padding-left="0.0104in" fo:padding-bottom="0.0104in" fo:padding-right="0.0104in"/>
    </style:style>
    <style:style style:name="P258"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Cell259" style:family="table-cell">
      <style:table-cell-properties fo:border="none" fo:background-color="#E8E8E8" style:writing-mode="lr-tb" fo:padding-top="0.0104in" fo:padding-left="0.0104in" fo:padding-bottom="0.0104in" fo:padding-right="0.0104in"/>
    </style:style>
    <style:style style:name="P260"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261" style:family="table-row">
      <style:table-row-properties/>
    </style:style>
    <style:style style:name="TableCell262" style:family="table-cell">
      <style:table-cell-properties fo:border="none" fo:background-color="#E8E8E8" style:writing-mode="lr-tb" fo:padding-top="0.0104in" fo:padding-left="0.0104in" fo:padding-bottom="0.0104in" fo:padding-right="0.0104in"/>
    </style:style>
    <style:style style:name="P263"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Cell264" style:family="table-cell">
      <style:table-cell-properties fo:border="none" fo:background-color="#E8E8E8" style:writing-mode="lr-tb" fo:padding-top="0.0104in" fo:padding-left="0.0104in" fo:padding-bottom="0.0104in" fo:padding-right="0.0104in"/>
    </style:style>
    <style:style style:name="P265"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Column267" style:family="table-column">
      <style:table-column-properties style:column-width="1.5131in"/>
    </style:style>
    <style:style style:name="TableColumn268" style:family="table-column">
      <style:table-column-properties style:column-width="5.9673in"/>
    </style:style>
    <style:style style:name="Table266" style:family="table">
      <style:table-properties style:width="7.4805in" style:rel-width="100%" fo:margin-left="0in" table:align="left"/>
    </style:style>
    <style:style style:name="TableRow269" style:family="table-row">
      <style:table-row-properties style:min-row-height="0.25in"/>
    </style:style>
    <style:style style:name="TableCell270" style:family="table-cell">
      <style:table-cell-properties fo:border="none" fo:background-color="#FF0000" style:writing-mode="lr-tb" fo:padding-top="0.0104in" fo:padding-left="0.0104in" fo:padding-bottom="0.0104in" fo:padding-right="0.0104in"/>
    </style:style>
    <style:style style:name="P271" style:parent-style-name="內文" style:family="paragraph">
      <style:paragraph-properties fo:widows="2" fo:orphans="2"/>
    </style:style>
    <style:style style:name="T272" style:parent-style-name="預設段落字型" style:family="text">
      <style:text-properties style:font-name="Arial" style:font-name-asian="新細明體" style:font-name-complex="Arial" fo:font-weight="bold" style:font-weight-asian="bold" style:font-weight-complex="bold" fo:color="#FFFFFF" style:letter-kerning="false" fo:font-size="10pt" style:font-size-asian="10pt" style:font-size-complex="10pt"/>
    </style:style>
    <style:style style:name="TableCell273" style:family="table-cell">
      <style:table-cell-properties fo:border="none" fo:background-color="#FF0000" style:writing-mode="lr-tb" style:vertical-align="middle" fo:padding-top="0.0104in" fo:padding-left="0.0104in" fo:padding-bottom="0.0104in" fo:padding-right="0.0104in"/>
    </style:style>
    <style:style style:name="P274" style:parent-style-name="內文" style:family="paragraph">
      <style:paragraph-properties fo:widows="2" fo:orphans="2"/>
    </style:style>
    <style:style style:name="T275" style:parent-style-name="預設段落字型" style:family="text">
      <style:text-properties style:font-name="Arial" style:font-name-asian="新細明體" style:font-name-complex="Arial" fo:font-weight="bold" style:font-weight-asian="bold" style:font-weight-complex="bold" fo:color="#FFFFFF" style:letter-kerning="false" fo:font-size="10pt" style:font-size-asian="10pt" style:font-size-complex="10pt"/>
    </style:style>
    <style:style style:name="TableRow276" style:family="table-row">
      <style:table-row-properties/>
    </style:style>
    <style:style style:name="TableCell277" style:family="table-cell">
      <style:table-cell-properties fo:border="none" fo:background-color="#E8E8E8" style:writing-mode="lr-tb" fo:padding-top="0.0104in" fo:padding-left="0.0104in" fo:padding-bottom="0.0104in" fo:padding-right="0.0104in"/>
    </style:style>
    <style:style style:name="P278"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Cell279" style:family="table-cell">
      <style:table-cell-properties fo:border="none" fo:background-color="#E8E8E8" style:writing-mode="lr-tb" fo:padding-top="0.0104in" fo:padding-left="0.0104in" fo:padding-bottom="0.0104in" fo:padding-right="0.0104in"/>
    </style:style>
    <style:style style:name="P280"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281" style:family="table-row">
      <style:table-row-properties/>
    </style:style>
    <style:style style:name="TableCell282" style:family="table-cell">
      <style:table-cell-properties fo:border="none" fo:background-color="#E8E8E8" style:writing-mode="lr-tb" fo:padding-top="0.0104in" fo:padding-left="0.0104in" fo:padding-bottom="0.0104in" fo:padding-right="0.0104in"/>
    </style:style>
    <style:style style:name="P283" style:parent-style-name="內文" style:family="paragraph">
      <style:paragraph-properties fo:widows="2" fo:orphans="2"/>
      <style:text-properties style:font-name="Arial" style:font-name-asian="新細明體" style:font-name-complex="Arial" fo:color="#000000" style:letter-kerning="false" fo:font-size="10pt" style:font-size-asian="10pt" style:font-size-complex="10pt"/>
    </style:style>
    <style:style style:name="TableCell284" style:family="table-cell">
      <style:table-cell-properties fo:border="none" fo:background-color="#E8E8E8" style:writing-mode="lr-tb" fo:padding-top="0.0104in" fo:padding-left="0.0104in" fo:padding-bottom="0.0104in" fo:padding-right="0.0104in"/>
    </style:style>
    <style:style style:name="P285"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286" style:family="table-row">
      <style:table-row-properties/>
    </style:style>
    <style:style style:name="TableCell287" style:family="table-cell">
      <style:table-cell-properties fo:border="none" fo:background-color="#E8E8E8" style:writing-mode="lr-tb" fo:padding-top="0.0104in" fo:padding-left="0.0104in" fo:padding-bottom="0.0104in" fo:padding-right="0.0104in"/>
    </style:style>
    <style:style style:name="P288" style:parent-style-name="內文" style:family="paragraph">
      <style:paragraph-properties fo:widows="2" fo:orphans="2"/>
      <style:text-properties style:font-name="Arial" style:font-name-asian="新細明體" style:font-name-complex="Arial" fo:color="#000000" style:letter-kerning="false" fo:font-size="10pt" style:font-size-asian="10pt" style:font-size-complex="10pt"/>
    </style:style>
    <style:style style:name="TableCell289" style:family="table-cell">
      <style:table-cell-properties fo:border="none" fo:background-color="#E8E8E8" style:writing-mode="lr-tb" fo:padding-top="0.0104in" fo:padding-left="0.0104in" fo:padding-bottom="0.0104in" fo:padding-right="0.0104in"/>
    </style:style>
    <style:style style:name="P290"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291" style:family="table-row">
      <style:table-row-properties/>
    </style:style>
    <style:style style:name="TableCell292" style:family="table-cell">
      <style:table-cell-properties fo:border="none" fo:background-color="#E8E8E8" style:writing-mode="lr-tb" fo:padding-top="0.0104in" fo:padding-left="0.0104in" fo:padding-bottom="0.0104in" fo:padding-right="0.0104in"/>
    </style:style>
    <style:style style:name="P293" style:parent-style-name="內文" style:family="paragraph">
      <style:paragraph-properties fo:widows="2" fo:orphans="2"/>
      <style:text-properties style:font-name="Arial" style:font-name-asian="新細明體" style:font-name-complex="Arial" fo:color="#000000" style:letter-kerning="false" fo:font-size="10pt" style:font-size-asian="10pt" style:font-size-complex="10pt"/>
    </style:style>
    <style:style style:name="TableCell294" style:family="table-cell">
      <style:table-cell-properties fo:border="none" fo:background-color="#E8E8E8" style:writing-mode="lr-tb" fo:padding-top="0.0104in" fo:padding-left="0.0104in" fo:padding-bottom="0.0104in" fo:padding-right="0.0104in"/>
    </style:style>
    <style:style style:name="P295"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296" style:family="table-row">
      <style:table-row-properties/>
    </style:style>
    <style:style style:name="TableCell297" style:family="table-cell">
      <style:table-cell-properties fo:border="none" fo:background-color="#E8E8E8" style:writing-mode="lr-tb" fo:padding-top="0.0104in" fo:padding-left="0.0104in" fo:padding-bottom="0.0104in" fo:padding-right="0.0104in"/>
    </style:style>
    <style:style style:name="P298" style:parent-style-name="內文" style:family="paragraph">
      <style:paragraph-properties fo:widows="2" fo:orphans="2"/>
      <style:text-properties style:font-name="Arial" style:font-name-asian="新細明體" style:font-name-complex="Arial" fo:color="#000000" style:letter-kerning="false" fo:font-size="10pt" style:font-size-asian="10pt" style:font-size-complex="10pt"/>
    </style:style>
    <style:style style:name="TableCell299" style:family="table-cell">
      <style:table-cell-properties fo:border="none" fo:background-color="#E8E8E8" style:writing-mode="lr-tb" fo:padding-top="0.0104in" fo:padding-left="0.0104in" fo:padding-bottom="0.0104in" fo:padding-right="0.0104in"/>
    </style:style>
    <style:style style:name="P300"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301" style:family="table-row">
      <style:table-row-properties/>
    </style:style>
    <style:style style:name="TableCell302" style:family="table-cell">
      <style:table-cell-properties fo:border="none" fo:background-color="#E8E8E8" style:writing-mode="lr-tb" fo:padding-top="0.0104in" fo:padding-left="0.0104in" fo:padding-bottom="0.0104in" fo:padding-right="0.0104in"/>
    </style:style>
    <style:style style:name="P303"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Cell304" style:family="table-cell">
      <style:table-cell-properties fo:border="none" fo:background-color="#E8E8E8" style:writing-mode="lr-tb" fo:padding-top="0.0104in" fo:padding-left="0.0104in" fo:padding-bottom="0.0104in" fo:padding-right="0.0104in"/>
    </style:style>
    <style:style style:name="P305"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306" style:family="table-row">
      <style:table-row-properties/>
    </style:style>
    <style:style style:name="TableCell307" style:family="table-cell">
      <style:table-cell-properties fo:border="none" fo:background-color="#E8E8E8" style:writing-mode="lr-tb" fo:padding-top="0.0104in" fo:padding-left="0.0104in" fo:padding-bottom="0.0104in" fo:padding-right="0.0104in"/>
    </style:style>
    <style:style style:name="P308"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Cell309" style:family="table-cell">
      <style:table-cell-properties fo:border="none" fo:background-color="#E8E8E8" style:writing-mode="lr-tb" fo:padding-top="0.0104in" fo:padding-left="0.0104in" fo:padding-bottom="0.0104in" fo:padding-right="0.0104in"/>
    </style:style>
    <style:style style:name="P310"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P311"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P312"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P313"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P314"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P315"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P316"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P317"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P318"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P319"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P320"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P321"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322" style:family="table-row">
      <style:table-row-properties/>
    </style:style>
    <style:style style:name="TableCell323" style:family="table-cell">
      <style:table-cell-properties fo:border="none" fo:background-color="#E8E8E8" style:writing-mode="lr-tb" fo:padding-top="0.0104in" fo:padding-left="0.0104in" fo:padding-bottom="0.0104in" fo:padding-right="0.0104in"/>
    </style:style>
    <style:style style:name="P324"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Cell325" style:family="table-cell">
      <style:table-cell-properties fo:border="none" fo:background-color="#E8E8E8" style:writing-mode="lr-tb" fo:padding-top="0.0104in" fo:padding-left="0.0104in" fo:padding-bottom="0.0104in" fo:padding-right="0.0104in"/>
    </style:style>
    <style:style style:name="P326"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327" style:family="table-row">
      <style:table-row-properties/>
    </style:style>
    <style:style style:name="TableCell328" style:family="table-cell">
      <style:table-cell-properties fo:border="none" fo:background-color="#E8E8E8" style:writing-mode="lr-tb" fo:padding-top="0.0104in" fo:padding-left="0.0104in" fo:padding-bottom="0.0104in" fo:padding-right="0.0104in"/>
    </style:style>
    <style:style style:name="P329"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Cell330" style:family="table-cell">
      <style:table-cell-properties fo:border="none" fo:background-color="#E8E8E8" style:writing-mode="lr-tb" fo:padding-top="0.0104in" fo:padding-left="0.0104in" fo:padding-bottom="0.0104in" fo:padding-right="0.0104in"/>
    </style:style>
    <style:style style:name="P331"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P332"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333" style:family="table-row">
      <style:table-row-properties/>
    </style:style>
    <style:style style:name="TableCell334" style:family="table-cell">
      <style:table-cell-properties fo:border="none" fo:background-color="#E8E8E8" style:writing-mode="lr-tb" fo:padding-top="0.0104in" fo:padding-left="0.0104in" fo:padding-bottom="0.0104in" fo:padding-right="0.0104in"/>
    </style:style>
    <style:style style:name="P335"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Cell336" style:family="table-cell">
      <style:table-cell-properties fo:border="none" fo:background-color="#E8E8E8" style:writing-mode="lr-tb" fo:padding-top="0.0104in" fo:padding-left="0.0104in" fo:padding-bottom="0.0104in" fo:padding-right="0.0104in"/>
    </style:style>
    <style:style style:name="P337"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338" style:family="table-row">
      <style:table-row-properties/>
    </style:style>
    <style:style style:name="TableCell339" style:family="table-cell">
      <style:table-cell-properties fo:border="none" fo:background-color="#E8E8E8" style:writing-mode="lr-tb" fo:padding-top="0.0104in" fo:padding-left="0.0104in" fo:padding-bottom="0.0104in" fo:padding-right="0.0104in"/>
    </style:style>
    <style:style style:name="P340"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Cell341" style:family="table-cell">
      <style:table-cell-properties fo:border="none" fo:background-color="#E8E8E8" style:writing-mode="lr-tb" fo:padding-top="0.0104in" fo:padding-left="0.0104in" fo:padding-bottom="0.0104in" fo:padding-right="0.0104in"/>
    </style:style>
    <style:style style:name="P342"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343" style:family="table-row">
      <style:table-row-properties/>
    </style:style>
    <style:style style:name="TableCell344" style:family="table-cell">
      <style:table-cell-properties fo:border="none" fo:background-color="#E8E8E8" style:writing-mode="lr-tb" fo:padding-top="0.0104in" fo:padding-left="0.0104in" fo:padding-bottom="0.0104in" fo:padding-right="0.0104in"/>
    </style:style>
    <style:style style:name="P345"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Cell346" style:family="table-cell">
      <style:table-cell-properties fo:border="none" fo:background-color="#E8E8E8" style:writing-mode="lr-tb" fo:padding-top="0.0104in" fo:padding-left="0.0104in" fo:padding-bottom="0.0104in" fo:padding-right="0.0104in"/>
    </style:style>
    <style:style style:name="P347"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Column349" style:family="table-column">
      <style:table-column-properties style:column-width="1.5131in"/>
    </style:style>
    <style:style style:name="TableColumn350" style:family="table-column">
      <style:table-column-properties style:column-width="5.9673in"/>
    </style:style>
    <style:style style:name="Table348" style:family="table">
      <style:table-properties style:width="7.4805in" style:rel-width="100%" fo:margin-left="0in" table:align="left"/>
    </style:style>
    <style:style style:name="TableRow351" style:family="table-row">
      <style:table-row-properties style:min-row-height="0.25in"/>
    </style:style>
    <style:style style:name="TableCell352" style:family="table-cell">
      <style:table-cell-properties fo:border="none" fo:background-color="#FFFF00" style:writing-mode="lr-tb" fo:padding-top="0.0104in" fo:padding-left="0.0104in" fo:padding-bottom="0.0104in" fo:padding-right="0.0104in"/>
    </style:style>
    <style:style style:name="P353" style:parent-style-name="內文" style:family="paragraph">
      <style:paragraph-properties fo:widows="2" fo:orphans="2"/>
    </style:style>
    <style:style style:name="T354" style:parent-style-name="預設段落字型" style:family="text">
      <style:text-properties style:font-name="Arial" style:font-name-asian="新細明體" style:font-name-complex="Arial" fo:font-weight="bold" style:font-weight-asian="bold" style:font-weight-complex="bold" fo:color="#000000" style:letter-kerning="false" fo:font-size="10pt" style:font-size-asian="10pt" style:font-size-complex="10pt"/>
    </style:style>
    <style:style style:name="TableCell355" style:family="table-cell">
      <style:table-cell-properties fo:border="none" fo:background-color="#FFFF00" style:writing-mode="lr-tb" style:vertical-align="middle" fo:padding-top="0.0104in" fo:padding-left="0.0104in" fo:padding-bottom="0.0104in" fo:padding-right="0.0104in"/>
    </style:style>
    <style:style style:name="P356" style:parent-style-name="內文" style:family="paragraph">
      <style:paragraph-properties fo:widows="2" fo:orphans="2"/>
    </style:style>
    <style:style style:name="T357" style:parent-style-name="預設段落字型" style:family="text">
      <style:text-properties style:font-name="Arial" style:font-name-asian="新細明體" style:font-name-complex="Arial" fo:font-weight="bold" style:font-weight-asian="bold" style:font-weight-complex="bold" fo:color="#000000" style:letter-kerning="false" fo:font-size="10pt" style:font-size-asian="10pt" style:font-size-complex="10pt"/>
    </style:style>
    <style:style style:name="TableRow358" style:family="table-row">
      <style:table-row-properties/>
    </style:style>
    <style:style style:name="TableCell359" style:family="table-cell">
      <style:table-cell-properties fo:border="none" fo:background-color="#E8E8E8" style:writing-mode="lr-tb" fo:padding-top="0.0104in" fo:padding-left="0.0104in" fo:padding-bottom="0.0104in" fo:padding-right="0.0104in"/>
    </style:style>
    <style:style style:name="P360"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Cell361" style:family="table-cell">
      <style:table-cell-properties fo:border="none" fo:background-color="#E8E8E8" style:writing-mode="lr-tb" fo:padding-top="0.0104in" fo:padding-left="0.0104in" fo:padding-bottom="0.0104in" fo:padding-right="0.0104in"/>
    </style:style>
    <style:style style:name="P362"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363" style:family="table-row">
      <style:table-row-properties/>
    </style:style>
    <style:style style:name="TableCell364" style:family="table-cell">
      <style:table-cell-properties fo:border="none" fo:background-color="#E8E8E8" style:writing-mode="lr-tb" fo:padding-top="0.0104in" fo:padding-left="0.0104in" fo:padding-bottom="0.0104in" fo:padding-right="0.0104in"/>
    </style:style>
    <style:style style:name="P365" style:parent-style-name="內文" style:family="paragraph">
      <style:paragraph-properties fo:widows="2" fo:orphans="2"/>
      <style:text-properties style:font-name="Arial" style:font-name-asian="新細明體" style:font-name-complex="Arial" fo:color="#000000" style:letter-kerning="false" fo:font-size="10pt" style:font-size-asian="10pt" style:font-size-complex="10pt"/>
    </style:style>
    <style:style style:name="TableCell366" style:family="table-cell">
      <style:table-cell-properties fo:border="none" fo:background-color="#E8E8E8" style:writing-mode="lr-tb" fo:padding-top="0.0104in" fo:padding-left="0.0104in" fo:padding-bottom="0.0104in" fo:padding-right="0.0104in"/>
    </style:style>
    <style:style style:name="P367"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368" style:family="table-row">
      <style:table-row-properties/>
    </style:style>
    <style:style style:name="TableCell369" style:family="table-cell">
      <style:table-cell-properties fo:border="none" fo:background-color="#E8E8E8" style:writing-mode="lr-tb" fo:padding-top="0.0104in" fo:padding-left="0.0104in" fo:padding-bottom="0.0104in" fo:padding-right="0.0104in"/>
    </style:style>
    <style:style style:name="P370" style:parent-style-name="內文" style:family="paragraph">
      <style:paragraph-properties fo:widows="2" fo:orphans="2"/>
      <style:text-properties style:font-name="Arial" style:font-name-asian="新細明體" style:font-name-complex="Arial" fo:color="#000000" style:letter-kerning="false" fo:font-size="10pt" style:font-size-asian="10pt" style:font-size-complex="10pt"/>
    </style:style>
    <style:style style:name="TableCell371" style:family="table-cell">
      <style:table-cell-properties fo:border="none" fo:background-color="#E8E8E8" style:writing-mode="lr-tb" fo:padding-top="0.0104in" fo:padding-left="0.0104in" fo:padding-bottom="0.0104in" fo:padding-right="0.0104in"/>
    </style:style>
    <style:style style:name="P372"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373" style:family="table-row">
      <style:table-row-properties/>
    </style:style>
    <style:style style:name="TableCell374" style:family="table-cell">
      <style:table-cell-properties fo:border="none" fo:background-color="#E8E8E8" style:writing-mode="lr-tb" fo:padding-top="0.0104in" fo:padding-left="0.0104in" fo:padding-bottom="0.0104in" fo:padding-right="0.0104in"/>
    </style:style>
    <style:style style:name="P375" style:parent-style-name="內文" style:family="paragraph">
      <style:paragraph-properties fo:widows="2" fo:orphans="2"/>
      <style:text-properties style:font-name="Arial" style:font-name-asian="新細明體" style:font-name-complex="Arial" fo:color="#000000" style:letter-kerning="false" fo:font-size="10pt" style:font-size-asian="10pt" style:font-size-complex="10pt"/>
    </style:style>
    <style:style style:name="TableCell376" style:family="table-cell">
      <style:table-cell-properties fo:border="none" fo:background-color="#E8E8E8" style:writing-mode="lr-tb" fo:padding-top="0.0104in" fo:padding-left="0.0104in" fo:padding-bottom="0.0104in" fo:padding-right="0.0104in"/>
    </style:style>
    <style:style style:name="P377"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378" style:family="table-row">
      <style:table-row-properties/>
    </style:style>
    <style:style style:name="TableCell379" style:family="table-cell">
      <style:table-cell-properties fo:border="none" fo:background-color="#E8E8E8" style:writing-mode="lr-tb" fo:padding-top="0.0104in" fo:padding-left="0.0104in" fo:padding-bottom="0.0104in" fo:padding-right="0.0104in"/>
    </style:style>
    <style:style style:name="P380" style:parent-style-name="內文" style:family="paragraph">
      <style:paragraph-properties fo:widows="2" fo:orphans="2"/>
      <style:text-properties style:font-name="Arial" style:font-name-asian="新細明體" style:font-name-complex="Arial" fo:color="#000000" style:letter-kerning="false" fo:font-size="10pt" style:font-size-asian="10pt" style:font-size-complex="10pt"/>
    </style:style>
    <style:style style:name="TableCell381" style:family="table-cell">
      <style:table-cell-properties fo:border="none" fo:background-color="#E8E8E8" style:writing-mode="lr-tb" fo:padding-top="0.0104in" fo:padding-left="0.0104in" fo:padding-bottom="0.0104in" fo:padding-right="0.0104in"/>
    </style:style>
    <style:style style:name="P382"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383" style:family="table-row">
      <style:table-row-properties/>
    </style:style>
    <style:style style:name="TableCell384" style:family="table-cell">
      <style:table-cell-properties fo:border="none" fo:background-color="#E8E8E8" style:writing-mode="lr-tb" fo:padding-top="0.0104in" fo:padding-left="0.0104in" fo:padding-bottom="0.0104in" fo:padding-right="0.0104in"/>
    </style:style>
    <style:style style:name="P385"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Cell386" style:family="table-cell">
      <style:table-cell-properties fo:border="none" fo:background-color="#E8E8E8" style:writing-mode="lr-tb" fo:padding-top="0.0104in" fo:padding-left="0.0104in" fo:padding-bottom="0.0104in" fo:padding-right="0.0104in"/>
    </style:style>
    <style:style style:name="P387"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388" style:family="table-row">
      <style:table-row-properties/>
    </style:style>
    <style:style style:name="TableCell389" style:family="table-cell">
      <style:table-cell-properties fo:border="none" fo:background-color="#E8E8E8" style:writing-mode="lr-tb" fo:padding-top="0.0104in" fo:padding-left="0.0104in" fo:padding-bottom="0.0104in" fo:padding-right="0.0104in"/>
    </style:style>
    <style:style style:name="P390"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Cell391" style:family="table-cell">
      <style:table-cell-properties fo:border="none" fo:background-color="#E8E8E8" style:writing-mode="lr-tb" fo:padding-top="0.0104in" fo:padding-left="0.0104in" fo:padding-bottom="0.0104in" fo:padding-right="0.0104in"/>
    </style:style>
    <style:style style:name="P392"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393" style:family="table-row">
      <style:table-row-properties/>
    </style:style>
    <style:style style:name="TableCell394" style:family="table-cell">
      <style:table-cell-properties fo:border="none" fo:background-color="#E8E8E8" style:writing-mode="lr-tb" fo:padding-top="0.0104in" fo:padding-left="0.0104in" fo:padding-bottom="0.0104in" fo:padding-right="0.0104in"/>
    </style:style>
    <style:style style:name="P395"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Cell396" style:family="table-cell">
      <style:table-cell-properties fo:border="none" fo:background-color="#E8E8E8" style:writing-mode="lr-tb" fo:padding-top="0.0104in" fo:padding-left="0.0104in" fo:padding-bottom="0.0104in" fo:padding-right="0.0104in"/>
    </style:style>
    <style:style style:name="P397"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398" style:family="table-row">
      <style:table-row-properties/>
    </style:style>
    <style:style style:name="TableCell399" style:family="table-cell">
      <style:table-cell-properties fo:border="none" fo:background-color="#E8E8E8" style:writing-mode="lr-tb" fo:padding-top="0.0104in" fo:padding-left="0.0104in" fo:padding-bottom="0.0104in" fo:padding-right="0.0104in"/>
    </style:style>
    <style:style style:name="P400"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Cell401" style:family="table-cell">
      <style:table-cell-properties fo:border="none" fo:background-color="#E8E8E8" style:writing-mode="lr-tb" fo:padding-top="0.0104in" fo:padding-left="0.0104in" fo:padding-bottom="0.0104in" fo:padding-right="0.0104in"/>
    </style:style>
    <style:style style:name="P402"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403" style:family="table-row">
      <style:table-row-properties/>
    </style:style>
    <style:style style:name="TableCell404" style:family="table-cell">
      <style:table-cell-properties fo:border="none" fo:background-color="#E8E8E8" style:writing-mode="lr-tb" fo:padding-top="0.0104in" fo:padding-left="0.0104in" fo:padding-bottom="0.0104in" fo:padding-right="0.0104in"/>
    </style:style>
    <style:style style:name="P405"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Cell406" style:family="table-cell">
      <style:table-cell-properties fo:border="none" fo:background-color="#E8E8E8" style:writing-mode="lr-tb" fo:padding-top="0.0104in" fo:padding-left="0.0104in" fo:padding-bottom="0.0104in" fo:padding-right="0.0104in"/>
    </style:style>
    <style:style style:name="P407"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408" style:family="table-row">
      <style:table-row-properties/>
    </style:style>
    <style:style style:name="TableCell409" style:family="table-cell">
      <style:table-cell-properties fo:border="none" fo:background-color="#E8E8E8" style:writing-mode="lr-tb" fo:padding-top="0.0104in" fo:padding-left="0.0104in" fo:padding-bottom="0.0104in" fo:padding-right="0.0104in"/>
    </style:style>
    <style:style style:name="P410"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Cell411" style:family="table-cell">
      <style:table-cell-properties fo:border="none" fo:background-color="#E8E8E8" style:writing-mode="lr-tb" fo:padding-top="0.0104in" fo:padding-left="0.0104in" fo:padding-bottom="0.0104in" fo:padding-right="0.0104in"/>
    </style:style>
    <style:style style:name="P412"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Column414" style:family="table-column">
      <style:table-column-properties style:column-width="1.5145in"/>
    </style:style>
    <style:style style:name="TableColumn415" style:family="table-column">
      <style:table-column-properties style:column-width="5.9659in"/>
    </style:style>
    <style:style style:name="Table413" style:family="table">
      <style:table-properties style:width="7.4805in" style:rel-width="100%" fo:margin-left="0in" table:align="left"/>
    </style:style>
    <style:style style:name="TableRow416" style:family="table-row">
      <style:table-row-properties style:min-row-height="0.25in"/>
    </style:style>
    <style:style style:name="TableCell417" style:family="table-cell">
      <style:table-cell-properties fo:border="none" fo:background-color="#FFFF00" style:writing-mode="lr-tb" fo:padding-top="0.0104in" fo:padding-left="0.0104in" fo:padding-bottom="0.0104in" fo:padding-right="0.0104in"/>
    </style:style>
    <style:style style:name="P418" style:parent-style-name="內文" style:family="paragraph">
      <style:paragraph-properties fo:widows="2" fo:orphans="2"/>
    </style:style>
    <style:style style:name="T419" style:parent-style-name="預設段落字型" style:family="text">
      <style:text-properties style:font-name="Arial" style:font-name-asian="新細明體" style:font-name-complex="Arial" fo:font-weight="bold" style:font-weight-asian="bold" style:font-weight-complex="bold" fo:color="#000000" style:letter-kerning="false" fo:font-size="10pt" style:font-size-asian="10pt" style:font-size-complex="10pt"/>
    </style:style>
    <style:style style:name="TableCell420" style:family="table-cell">
      <style:table-cell-properties fo:border="none" fo:background-color="#FFFF00" style:writing-mode="lr-tb" style:vertical-align="middle" fo:padding-top="0.0104in" fo:padding-left="0.0104in" fo:padding-bottom="0.0104in" fo:padding-right="0.0104in"/>
    </style:style>
    <style:style style:name="P421" style:parent-style-name="內文" style:family="paragraph">
      <style:paragraph-properties fo:widows="2" fo:orphans="2"/>
    </style:style>
    <style:style style:name="T422" style:parent-style-name="預設段落字型" style:family="text">
      <style:text-properties style:font-name="Arial" style:font-name-asian="新細明體" style:font-name-complex="Arial" fo:font-weight="bold" style:font-weight-asian="bold" style:font-weight-complex="bold" fo:color="#000000" style:letter-kerning="false" fo:font-size="10pt" style:font-size-asian="10pt" style:font-size-complex="10pt"/>
    </style:style>
    <style:style style:name="TableRow423" style:family="table-row">
      <style:table-row-properties/>
    </style:style>
    <style:style style:name="TableCell424" style:family="table-cell">
      <style:table-cell-properties fo:border="none" fo:background-color="#E8E8E8" style:writing-mode="lr-tb" fo:padding-top="0.0104in" fo:padding-left="0.0104in" fo:padding-bottom="0.0104in" fo:padding-right="0.0104in"/>
    </style:style>
    <style:style style:name="P425"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Cell426" style:family="table-cell">
      <style:table-cell-properties fo:border="none" fo:background-color="#E8E8E8" style:writing-mode="lr-tb" fo:padding-top="0.0104in" fo:padding-left="0.0104in" fo:padding-bottom="0.0104in" fo:padding-right="0.0104in"/>
    </style:style>
    <style:style style:name="P427"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428" style:family="table-row">
      <style:table-row-properties/>
    </style:style>
    <style:style style:name="TableCell429" style:family="table-cell">
      <style:table-cell-properties fo:border="none" style:writing-mode="lr-tb" fo:padding-top="0.0104in" fo:padding-left="0.0104in" fo:padding-bottom="0.0104in" fo:padding-right="0.0104in"/>
    </style:style>
    <style:style style:name="P430" style:parent-style-name="內文" style:family="paragraph">
      <style:paragraph-properties fo:widows="2" fo:orphans="2"/>
      <style:text-properties style:font-name="Arial" style:font-name-asian="新細明體" style:font-name-complex="Arial" fo:color="#000000" style:letter-kerning="false" fo:font-size="10pt" style:font-size-asian="10pt" style:font-size-complex="10pt"/>
    </style:style>
    <style:style style:name="TableRow431" style:family="table-row">
      <style:table-row-properties/>
    </style:style>
    <style:style style:name="TableCell432" style:family="table-cell">
      <style:table-cell-properties fo:border="none" fo:background-color="#E8E8E8" style:writing-mode="lr-tb" fo:padding-top="0.0104in" fo:padding-left="0.0104in" fo:padding-bottom="0.0104in" fo:padding-right="0.0104in"/>
    </style:style>
    <style:style style:name="P433" style:parent-style-name="內文" style:family="paragraph">
      <style:paragraph-properties fo:widows="2" fo:orphans="2"/>
      <style:text-properties style:font-name="Arial" style:font-name-asian="新細明體" style:font-name-complex="Arial" fo:color="#000000" style:letter-kerning="false" fo:font-size="10pt" style:font-size-asian="10pt" style:font-size-complex="10pt"/>
    </style:style>
    <style:style style:name="TableCell434" style:family="table-cell">
      <style:table-cell-properties fo:border="none" fo:background-color="#E8E8E8" style:writing-mode="lr-tb" fo:padding-top="0.0104in" fo:padding-left="0.0104in" fo:padding-bottom="0.0104in" fo:padding-right="0.0104in"/>
    </style:style>
    <style:style style:name="P435"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436" style:family="table-row">
      <style:table-row-properties/>
    </style:style>
    <style:style style:name="TableCell437" style:family="table-cell">
      <style:table-cell-properties fo:border="none" fo:background-color="#E8E8E8" style:writing-mode="lr-tb" fo:padding-top="0.0104in" fo:padding-left="0.0104in" fo:padding-bottom="0.0104in" fo:padding-right="0.0104in"/>
    </style:style>
    <style:style style:name="P438" style:parent-style-name="內文" style:family="paragraph">
      <style:paragraph-properties fo:widows="2" fo:orphans="2"/>
      <style:text-properties style:font-name="Arial" style:font-name-asian="新細明體" style:font-name-complex="Arial" fo:color="#000000" style:letter-kerning="false" fo:font-size="10pt" style:font-size-asian="10pt" style:font-size-complex="10pt"/>
    </style:style>
    <style:style style:name="TableCell439" style:family="table-cell">
      <style:table-cell-properties fo:border="none" fo:background-color="#E8E8E8" style:writing-mode="lr-tb" fo:padding-top="0.0104in" fo:padding-left="0.0104in" fo:padding-bottom="0.0104in" fo:padding-right="0.0104in"/>
    </style:style>
    <style:style style:name="P440"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441" style:family="table-row">
      <style:table-row-properties/>
    </style:style>
    <style:style style:name="TableCell442" style:family="table-cell">
      <style:table-cell-properties fo:border="none" fo:background-color="#E8E8E8" style:writing-mode="lr-tb" fo:padding-top="0.0104in" fo:padding-left="0.0104in" fo:padding-bottom="0.0104in" fo:padding-right="0.0104in"/>
    </style:style>
    <style:style style:name="P443" style:parent-style-name="內文" style:family="paragraph">
      <style:paragraph-properties fo:widows="2" fo:orphans="2"/>
      <style:text-properties style:font-name="Arial" style:font-name-asian="新細明體" style:font-name-complex="Arial" fo:color="#000000" style:letter-kerning="false" fo:font-size="10pt" style:font-size-asian="10pt" style:font-size-complex="10pt"/>
    </style:style>
    <style:style style:name="TableCell444" style:family="table-cell">
      <style:table-cell-properties fo:border="none" fo:background-color="#E8E8E8" style:writing-mode="lr-tb" fo:padding-top="0.0104in" fo:padding-left="0.0104in" fo:padding-bottom="0.0104in" fo:padding-right="0.0104in"/>
    </style:style>
    <style:style style:name="P445"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446" style:family="table-row">
      <style:table-row-properties/>
    </style:style>
    <style:style style:name="TableCell447" style:family="table-cell">
      <style:table-cell-properties fo:border="none" fo:background-color="#E8E8E8" style:writing-mode="lr-tb" fo:padding-top="0.0104in" fo:padding-left="0.0104in" fo:padding-bottom="0.0104in" fo:padding-right="0.0104in"/>
    </style:style>
    <style:style style:name="P448"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Cell449" style:family="table-cell">
      <style:table-cell-properties fo:border="none" fo:background-color="#E8E8E8" style:writing-mode="lr-tb" fo:padding-top="0.0104in" fo:padding-left="0.0104in" fo:padding-bottom="0.0104in" fo:padding-right="0.0104in"/>
    </style:style>
    <style:style style:name="P450"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451" style:family="table-row">
      <style:table-row-properties/>
    </style:style>
    <style:style style:name="TableCell452" style:family="table-cell">
      <style:table-cell-properties fo:border="none" fo:background-color="#E8E8E8" style:writing-mode="lr-tb" fo:padding-top="0.0104in" fo:padding-left="0.0104in" fo:padding-bottom="0.0104in" fo:padding-right="0.0104in"/>
    </style:style>
    <style:style style:name="P453"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Cell454" style:family="table-cell">
      <style:table-cell-properties fo:border="none" fo:background-color="#E8E8E8" style:writing-mode="lr-tb" fo:padding-top="0.0104in" fo:padding-left="0.0104in" fo:padding-bottom="0.0104in" fo:padding-right="0.0104in"/>
    </style:style>
    <style:style style:name="P455"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456" style:family="table-row">
      <style:table-row-properties/>
    </style:style>
    <style:style style:name="TableCell457" style:family="table-cell">
      <style:table-cell-properties fo:border="none" fo:background-color="#E8E8E8" style:writing-mode="lr-tb" fo:padding-top="0.0104in" fo:padding-left="0.0104in" fo:padding-bottom="0.0104in" fo:padding-right="0.0104in"/>
    </style:style>
    <style:style style:name="P458"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Cell459" style:family="table-cell">
      <style:table-cell-properties fo:border="none" fo:background-color="#E8E8E8" style:writing-mode="lr-tb" fo:padding-top="0.0104in" fo:padding-left="0.0104in" fo:padding-bottom="0.0104in" fo:padding-right="0.0104in"/>
    </style:style>
    <style:style style:name="P460"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P461"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P462"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P463"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P464"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P465"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P466"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467" style:family="table-row">
      <style:table-row-properties/>
    </style:style>
    <style:style style:name="TableCell468" style:family="table-cell">
      <style:table-cell-properties fo:border="none" style:writing-mode="lr-tb" fo:padding-top="0.0104in" fo:padding-left="0.0104in" fo:padding-bottom="0.0104in" fo:padding-right="0.0104in"/>
    </style:style>
    <style:style style:name="P469" style:parent-style-name="內文" style:family="paragraph">
      <style:paragraph-properties fo:widows="2" fo:orphans="2"/>
      <style:text-properties style:font-name="Arial" style:font-name-asian="新細明體" style:font-name-complex="Arial" fo:color="#000000" style:letter-kerning="false" fo:font-size="10pt" style:font-size-asian="10pt" style:font-size-complex="10pt"/>
    </style:style>
    <style:style style:name="TableRow470" style:family="table-row">
      <style:table-row-properties/>
    </style:style>
    <style:style style:name="TableCell471" style:family="table-cell">
      <style:table-cell-properties fo:border="none" fo:background-color="#E8E8E8" style:writing-mode="lr-tb" fo:padding-top="0.0104in" fo:padding-left="0.0104in" fo:padding-bottom="0.0104in" fo:padding-right="0.0104in"/>
    </style:style>
    <style:style style:name="P472"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Cell473" style:family="table-cell">
      <style:table-cell-properties fo:border="none" fo:background-color="#E8E8E8" style:writing-mode="lr-tb" fo:padding-top="0.0104in" fo:padding-left="0.0104in" fo:padding-bottom="0.0104in" fo:padding-right="0.0104in"/>
    </style:style>
    <style:style style:name="P474"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P475"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476" style:family="table-row">
      <style:table-row-properties/>
    </style:style>
    <style:style style:name="TableCell477" style:family="table-cell">
      <style:table-cell-properties fo:border="none" fo:background-color="#E8E8E8" style:writing-mode="lr-tb" fo:padding-top="0.0104in" fo:padding-left="0.0104in" fo:padding-bottom="0.0104in" fo:padding-right="0.0104in"/>
    </style:style>
    <style:style style:name="P478"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Cell479" style:family="table-cell">
      <style:table-cell-properties fo:border="none" fo:background-color="#E8E8E8" style:writing-mode="lr-tb" fo:padding-top="0.0104in" fo:padding-left="0.0104in" fo:padding-bottom="0.0104in" fo:padding-right="0.0104in"/>
    </style:style>
    <style:style style:name="P480"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481" style:family="table-row">
      <style:table-row-properties/>
    </style:style>
    <style:style style:name="TableCell482" style:family="table-cell">
      <style:table-cell-properties fo:border="none" fo:background-color="#E8E8E8" style:writing-mode="lr-tb" fo:padding-top="0.0104in" fo:padding-left="0.0104in" fo:padding-bottom="0.0104in" fo:padding-right="0.0104in"/>
    </style:style>
    <style:style style:name="P483"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Cell484" style:family="table-cell">
      <style:table-cell-properties fo:border="none" fo:background-color="#E8E8E8" style:writing-mode="lr-tb" fo:padding-top="0.0104in" fo:padding-left="0.0104in" fo:padding-bottom="0.0104in" fo:padding-right="0.0104in"/>
    </style:style>
    <style:style style:name="P485"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486" style:family="table-row">
      <style:table-row-properties/>
    </style:style>
    <style:style style:name="TableCell487" style:family="table-cell">
      <style:table-cell-properties fo:border="none" fo:background-color="#E8E8E8" style:writing-mode="lr-tb" fo:padding-top="0.0104in" fo:padding-left="0.0104in" fo:padding-bottom="0.0104in" fo:padding-right="0.0104in"/>
    </style:style>
    <style:style style:name="P488"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Cell489" style:family="table-cell">
      <style:table-cell-properties fo:border="none" fo:background-color="#E8E8E8" style:writing-mode="lr-tb" fo:padding-top="0.0104in" fo:padding-left="0.0104in" fo:padding-bottom="0.0104in" fo:padding-right="0.0104in"/>
    </style:style>
    <style:style style:name="P490"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Column492" style:family="table-column">
      <style:table-column-properties style:column-width="1.5131in"/>
    </style:style>
    <style:style style:name="TableColumn493" style:family="table-column">
      <style:table-column-properties style:column-width="5.9673in"/>
    </style:style>
    <style:style style:name="Table491" style:family="table">
      <style:table-properties style:width="7.4805in" style:rel-width="100%" fo:margin-left="0in" table:align="left"/>
    </style:style>
    <style:style style:name="TableRow494" style:family="table-row">
      <style:table-row-properties style:min-row-height="0.25in"/>
    </style:style>
    <style:style style:name="TableCell495" style:family="table-cell">
      <style:table-cell-properties fo:border="none" fo:background-color="#FFFF00" style:writing-mode="lr-tb" fo:padding-top="0.0104in" fo:padding-left="0.0104in" fo:padding-bottom="0.0104in" fo:padding-right="0.0104in"/>
    </style:style>
    <style:style style:name="P496" style:parent-style-name="內文" style:family="paragraph">
      <style:paragraph-properties fo:widows="2" fo:orphans="2"/>
    </style:style>
    <style:style style:name="T497" style:parent-style-name="預設段落字型" style:family="text">
      <style:text-properties style:font-name="Arial" style:font-name-asian="新細明體" style:font-name-complex="Arial" fo:font-weight="bold" style:font-weight-asian="bold" style:font-weight-complex="bold" fo:color="#000000" style:letter-kerning="false" fo:font-size="10pt" style:font-size-asian="10pt" style:font-size-complex="10pt"/>
    </style:style>
    <style:style style:name="TableCell498" style:family="table-cell">
      <style:table-cell-properties fo:border="none" fo:background-color="#FFFF00" style:writing-mode="lr-tb" style:vertical-align="middle" fo:padding-top="0.0104in" fo:padding-left="0.0104in" fo:padding-bottom="0.0104in" fo:padding-right="0.0104in"/>
    </style:style>
    <style:style style:name="P499" style:parent-style-name="內文" style:family="paragraph">
      <style:paragraph-properties fo:widows="2" fo:orphans="2"/>
    </style:style>
    <style:style style:name="T500" style:parent-style-name="預設段落字型" style:family="text">
      <style:text-properties style:font-name="Arial" style:font-name-asian="新細明體" style:font-name-complex="Arial" fo:font-weight="bold" style:font-weight-asian="bold" style:font-weight-complex="bold" fo:color="#000000" style:letter-kerning="false" fo:font-size="10pt" style:font-size-asian="10pt" style:font-size-complex="10pt"/>
    </style:style>
    <style:style style:name="TableRow501" style:family="table-row">
      <style:table-row-properties/>
    </style:style>
    <style:style style:name="TableCell502" style:family="table-cell">
      <style:table-cell-properties fo:border="none" fo:background-color="#E8E8E8" style:writing-mode="lr-tb" fo:padding-top="0.0104in" fo:padding-left="0.0104in" fo:padding-bottom="0.0104in" fo:padding-right="0.0104in"/>
    </style:style>
    <style:style style:name="P503"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Cell504" style:family="table-cell">
      <style:table-cell-properties fo:border="none" fo:background-color="#E8E8E8" style:writing-mode="lr-tb" fo:padding-top="0.0104in" fo:padding-left="0.0104in" fo:padding-bottom="0.0104in" fo:padding-right="0.0104in"/>
    </style:style>
    <style:style style:name="P505"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P506"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P507"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P508"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P509"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P510"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P511"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512" style:family="table-row">
      <style:table-row-properties/>
    </style:style>
    <style:style style:name="TableCell513" style:family="table-cell">
      <style:table-cell-properties fo:border="none" fo:background-color="#E8E8E8" style:writing-mode="lr-tb" fo:padding-top="0.0104in" fo:padding-left="0.0104in" fo:padding-bottom="0.0104in" fo:padding-right="0.0104in"/>
    </style:style>
    <style:style style:name="P514" style:parent-style-name="內文" style:family="paragraph">
      <style:paragraph-properties fo:widows="2" fo:orphans="2"/>
      <style:text-properties style:font-name="Arial" style:font-name-asian="新細明體" style:font-name-complex="Arial" fo:color="#000000" style:letter-kerning="false" fo:font-size="10pt" style:font-size-asian="10pt" style:font-size-complex="10pt"/>
    </style:style>
    <style:style style:name="TableCell515" style:family="table-cell">
      <style:table-cell-properties fo:border="none" fo:background-color="#E8E8E8" style:writing-mode="lr-tb" fo:padding-top="0.0104in" fo:padding-left="0.0104in" fo:padding-bottom="0.0104in" fo:padding-right="0.0104in"/>
    </style:style>
    <style:style style:name="P516"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517" style:family="table-row">
      <style:table-row-properties/>
    </style:style>
    <style:style style:name="TableCell518" style:family="table-cell">
      <style:table-cell-properties fo:border="none" fo:background-color="#E8E8E8" style:writing-mode="lr-tb" fo:padding-top="0.0104in" fo:padding-left="0.0104in" fo:padding-bottom="0.0104in" fo:padding-right="0.0104in"/>
    </style:style>
    <style:style style:name="P519" style:parent-style-name="內文" style:family="paragraph">
      <style:paragraph-properties fo:widows="2" fo:orphans="2"/>
      <style:text-properties style:font-name="Arial" style:font-name-asian="新細明體" style:font-name-complex="Arial" fo:color="#000000" style:letter-kerning="false" fo:font-size="10pt" style:font-size-asian="10pt" style:font-size-complex="10pt"/>
    </style:style>
    <style:style style:name="TableCell520" style:family="table-cell">
      <style:table-cell-properties fo:border="none" fo:background-color="#E8E8E8" style:writing-mode="lr-tb" fo:padding-top="0.0104in" fo:padding-left="0.0104in" fo:padding-bottom="0.0104in" fo:padding-right="0.0104in"/>
    </style:style>
    <style:style style:name="P521"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522" style:family="table-row">
      <style:table-row-properties/>
    </style:style>
    <style:style style:name="TableCell523" style:family="table-cell">
      <style:table-cell-properties fo:border="none" fo:background-color="#E8E8E8" style:writing-mode="lr-tb" fo:padding-top="0.0104in" fo:padding-left="0.0104in" fo:padding-bottom="0.0104in" fo:padding-right="0.0104in"/>
    </style:style>
    <style:style style:name="P524" style:parent-style-name="內文" style:family="paragraph">
      <style:paragraph-properties fo:widows="2" fo:orphans="2"/>
      <style:text-properties style:font-name="Arial" style:font-name-asian="新細明體" style:font-name-complex="Arial" fo:color="#000000" style:letter-kerning="false" fo:font-size="10pt" style:font-size-asian="10pt" style:font-size-complex="10pt"/>
    </style:style>
    <style:style style:name="TableCell525" style:family="table-cell">
      <style:table-cell-properties fo:border="none" fo:background-color="#E8E8E8" style:writing-mode="lr-tb" fo:padding-top="0.0104in" fo:padding-left="0.0104in" fo:padding-bottom="0.0104in" fo:padding-right="0.0104in"/>
    </style:style>
    <style:style style:name="P526"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527" style:family="table-row">
      <style:table-row-properties/>
    </style:style>
    <style:style style:name="TableCell528" style:family="table-cell">
      <style:table-cell-properties fo:border="none" fo:background-color="#E8E8E8" style:writing-mode="lr-tb" fo:padding-top="0.0104in" fo:padding-left="0.0104in" fo:padding-bottom="0.0104in" fo:padding-right="0.0104in"/>
    </style:style>
    <style:style style:name="P529"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Cell530" style:family="table-cell">
      <style:table-cell-properties fo:border="none" fo:background-color="#E8E8E8" style:writing-mode="lr-tb" fo:padding-top="0.0104in" fo:padding-left="0.0104in" fo:padding-bottom="0.0104in" fo:padding-right="0.0104in"/>
    </style:style>
    <style:style style:name="P531"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532" style:family="table-row">
      <style:table-row-properties/>
    </style:style>
    <style:style style:name="TableCell533" style:family="table-cell">
      <style:table-cell-properties fo:border="none" fo:background-color="#E8E8E8" style:writing-mode="lr-tb" fo:padding-top="0.0104in" fo:padding-left="0.0104in" fo:padding-bottom="0.0104in" fo:padding-right="0.0104in"/>
    </style:style>
    <style:style style:name="P534"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Cell535" style:family="table-cell">
      <style:table-cell-properties fo:border="none" fo:background-color="#E8E8E8" style:writing-mode="lr-tb" fo:padding-top="0.0104in" fo:padding-left="0.0104in" fo:padding-bottom="0.0104in" fo:padding-right="0.0104in"/>
    </style:style>
    <style:style style:name="P536"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P537"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P538"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P539"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P540"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P541"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P542"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P543"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P544"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P545"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P546"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P547"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P548"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P549"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P550"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551" style:family="table-row">
      <style:table-row-properties/>
    </style:style>
    <style:style style:name="TableCell552" style:family="table-cell">
      <style:table-cell-properties fo:border="none" fo:background-color="#E8E8E8" style:writing-mode="lr-tb" fo:padding-top="0.0104in" fo:padding-left="0.0104in" fo:padding-bottom="0.0104in" fo:padding-right="0.0104in"/>
    </style:style>
    <style:style style:name="P553"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Cell554" style:family="table-cell">
      <style:table-cell-properties fo:border="none" fo:background-color="#E8E8E8" style:writing-mode="lr-tb" fo:padding-top="0.0104in" fo:padding-left="0.0104in" fo:padding-bottom="0.0104in" fo:padding-right="0.0104in"/>
    </style:style>
    <style:style style:name="P555"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556" style:family="table-row">
      <style:table-row-properties/>
    </style:style>
    <style:style style:name="TableCell557" style:family="table-cell">
      <style:table-cell-properties fo:border="none" fo:background-color="#E8E8E8" style:writing-mode="lr-tb" fo:padding-top="0.0104in" fo:padding-left="0.0104in" fo:padding-bottom="0.0104in" fo:padding-right="0.0104in"/>
    </style:style>
    <style:style style:name="P558"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Cell559" style:family="table-cell">
      <style:table-cell-properties fo:border="none" fo:background-color="#E8E8E8" style:writing-mode="lr-tb" fo:padding-top="0.0104in" fo:padding-left="0.0104in" fo:padding-bottom="0.0104in" fo:padding-right="0.0104in"/>
    </style:style>
    <style:style style:name="P560"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P561"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562" style:family="table-row">
      <style:table-row-properties/>
    </style:style>
    <style:style style:name="TableCell563" style:family="table-cell">
      <style:table-cell-properties fo:border="none" fo:background-color="#E8E8E8" style:writing-mode="lr-tb" fo:padding-top="0.0104in" fo:padding-left="0.0104in" fo:padding-bottom="0.0104in" fo:padding-right="0.0104in"/>
    </style:style>
    <style:style style:name="P564"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Cell565" style:family="table-cell">
      <style:table-cell-properties fo:border="none" fo:background-color="#E8E8E8" style:writing-mode="lr-tb" fo:padding-top="0.0104in" fo:padding-left="0.0104in" fo:padding-bottom="0.0104in" fo:padding-right="0.0104in"/>
    </style:style>
    <style:style style:name="P566"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567" style:family="table-row">
      <style:table-row-properties/>
    </style:style>
    <style:style style:name="TableCell568" style:family="table-cell">
      <style:table-cell-properties fo:border="none" fo:background-color="#E8E8E8" style:writing-mode="lr-tb" fo:padding-top="0.0104in" fo:padding-left="0.0104in" fo:padding-bottom="0.0104in" fo:padding-right="0.0104in"/>
    </style:style>
    <style:style style:name="P569"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Cell570" style:family="table-cell">
      <style:table-cell-properties fo:border="none" fo:background-color="#E8E8E8" style:writing-mode="lr-tb" fo:padding-top="0.0104in" fo:padding-left="0.0104in" fo:padding-bottom="0.0104in" fo:padding-right="0.0104in"/>
    </style:style>
    <style:style style:name="P571"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572" style:family="table-row">
      <style:table-row-properties/>
    </style:style>
    <style:style style:name="TableCell573" style:family="table-cell">
      <style:table-cell-properties fo:border="none" fo:background-color="#E8E8E8" style:writing-mode="lr-tb" fo:padding-top="0.0104in" fo:padding-left="0.0104in" fo:padding-bottom="0.0104in" fo:padding-right="0.0104in"/>
    </style:style>
    <style:style style:name="P574"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Cell575" style:family="table-cell">
      <style:table-cell-properties fo:border="none" fo:background-color="#E8E8E8" style:writing-mode="lr-tb" fo:padding-top="0.0104in" fo:padding-left="0.0104in" fo:padding-bottom="0.0104in" fo:padding-right="0.0104in"/>
    </style:style>
    <style:style style:name="P576"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Column578" style:family="table-column">
      <style:table-column-properties style:column-width="1.5145in"/>
    </style:style>
    <style:style style:name="TableColumn579" style:family="table-column">
      <style:table-column-properties style:column-width="5.9659in"/>
    </style:style>
    <style:style style:name="Table577" style:family="table">
      <style:table-properties style:width="7.4805in" style:rel-width="100%" fo:margin-left="0in" table:align="left"/>
    </style:style>
    <style:style style:name="TableRow580" style:family="table-row">
      <style:table-row-properties style:min-row-height="0.25in"/>
    </style:style>
    <style:style style:name="TableCell581" style:family="table-cell">
      <style:table-cell-properties fo:border="none" fo:background-color="#FFFF00" style:writing-mode="lr-tb" fo:padding-top="0.0104in" fo:padding-left="0.0104in" fo:padding-bottom="0.0104in" fo:padding-right="0.0104in"/>
    </style:style>
    <style:style style:name="P582" style:parent-style-name="內文" style:family="paragraph">
      <style:paragraph-properties fo:widows="2" fo:orphans="2"/>
    </style:style>
    <style:style style:name="T583" style:parent-style-name="預設段落字型" style:family="text">
      <style:text-properties style:font-name="Arial" style:font-name-asian="新細明體" style:font-name-complex="Arial" fo:font-weight="bold" style:font-weight-asian="bold" style:font-weight-complex="bold" fo:color="#000000" style:letter-kerning="false" fo:font-size="10pt" style:font-size-asian="10pt" style:font-size-complex="10pt"/>
    </style:style>
    <style:style style:name="TableCell584" style:family="table-cell">
      <style:table-cell-properties fo:border="none" fo:background-color="#FFFF00" style:writing-mode="lr-tb" style:vertical-align="middle" fo:padding-top="0.0104in" fo:padding-left="0.0104in" fo:padding-bottom="0.0104in" fo:padding-right="0.0104in"/>
    </style:style>
    <style:style style:name="P585" style:parent-style-name="內文" style:family="paragraph">
      <style:paragraph-properties fo:widows="2" fo:orphans="2"/>
    </style:style>
    <style:style style:name="T586" style:parent-style-name="預設段落字型" style:family="text">
      <style:text-properties style:font-name="Arial" style:font-name-asian="新細明體" style:font-name-complex="Arial" fo:font-weight="bold" style:font-weight-asian="bold" style:font-weight-complex="bold" fo:color="#000000" style:letter-kerning="false" fo:font-size="10pt" style:font-size-asian="10pt" style:font-size-complex="10pt"/>
    </style:style>
    <style:style style:name="TableRow587" style:family="table-row">
      <style:table-row-properties/>
    </style:style>
    <style:style style:name="TableCell588" style:family="table-cell">
      <style:table-cell-properties fo:border="none" fo:background-color="#E8E8E8" style:writing-mode="lr-tb" fo:padding-top="0.0104in" fo:padding-left="0.0104in" fo:padding-bottom="0.0104in" fo:padding-right="0.0104in"/>
    </style:style>
    <style:style style:name="P589"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Cell590" style:family="table-cell">
      <style:table-cell-properties fo:border="none" fo:background-color="#E8E8E8" style:writing-mode="lr-tb" fo:padding-top="0.0104in" fo:padding-left="0.0104in" fo:padding-bottom="0.0104in" fo:padding-right="0.0104in"/>
    </style:style>
    <style:style style:name="P591"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592" style:family="table-row">
      <style:table-row-properties/>
    </style:style>
    <style:style style:name="TableCell593" style:family="table-cell">
      <style:table-cell-properties fo:border="none" style:writing-mode="lr-tb" fo:padding-top="0.0104in" fo:padding-left="0.0104in" fo:padding-bottom="0.0104in" fo:padding-right="0.0104in"/>
    </style:style>
    <style:style style:name="P594" style:parent-style-name="內文" style:family="paragraph">
      <style:paragraph-properties fo:widows="2" fo:orphans="2"/>
      <style:text-properties style:font-name="Arial" style:font-name-asian="新細明體" style:font-name-complex="Arial" fo:color="#000000" style:letter-kerning="false" fo:font-size="10pt" style:font-size-asian="10pt" style:font-size-complex="10pt"/>
    </style:style>
    <style:style style:name="TableRow595" style:family="table-row">
      <style:table-row-properties/>
    </style:style>
    <style:style style:name="TableCell596" style:family="table-cell">
      <style:table-cell-properties fo:border="none" fo:background-color="#E8E8E8" style:writing-mode="lr-tb" fo:padding-top="0.0104in" fo:padding-left="0.0104in" fo:padding-bottom="0.0104in" fo:padding-right="0.0104in"/>
    </style:style>
    <style:style style:name="P597" style:parent-style-name="內文" style:family="paragraph">
      <style:paragraph-properties fo:widows="2" fo:orphans="2"/>
      <style:text-properties style:font-name="Arial" style:font-name-asian="新細明體" style:font-name-complex="Arial" fo:color="#000000" style:letter-kerning="false" fo:font-size="10pt" style:font-size-asian="10pt" style:font-size-complex="10pt"/>
    </style:style>
    <style:style style:name="TableCell598" style:family="table-cell">
      <style:table-cell-properties fo:border="none" fo:background-color="#E8E8E8" style:writing-mode="lr-tb" fo:padding-top="0.0104in" fo:padding-left="0.0104in" fo:padding-bottom="0.0104in" fo:padding-right="0.0104in"/>
    </style:style>
    <style:style style:name="P599"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600" style:family="table-row">
      <style:table-row-properties/>
    </style:style>
    <style:style style:name="TableCell601" style:family="table-cell">
      <style:table-cell-properties fo:border="none" fo:background-color="#E8E8E8" style:writing-mode="lr-tb" fo:padding-top="0.0104in" fo:padding-left="0.0104in" fo:padding-bottom="0.0104in" fo:padding-right="0.0104in"/>
    </style:style>
    <style:style style:name="P602" style:parent-style-name="內文" style:family="paragraph">
      <style:paragraph-properties fo:widows="2" fo:orphans="2"/>
      <style:text-properties style:font-name="Arial" style:font-name-asian="新細明體" style:font-name-complex="Arial" fo:color="#000000" style:letter-kerning="false" fo:font-size="10pt" style:font-size-asian="10pt" style:font-size-complex="10pt"/>
    </style:style>
    <style:style style:name="TableCell603" style:family="table-cell">
      <style:table-cell-properties fo:border="none" fo:background-color="#E8E8E8" style:writing-mode="lr-tb" fo:padding-top="0.0104in" fo:padding-left="0.0104in" fo:padding-bottom="0.0104in" fo:padding-right="0.0104in"/>
    </style:style>
    <style:style style:name="P604"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605" style:family="table-row">
      <style:table-row-properties/>
    </style:style>
    <style:style style:name="TableCell606" style:family="table-cell">
      <style:table-cell-properties fo:border="none" fo:background-color="#E8E8E8" style:writing-mode="lr-tb" fo:padding-top="0.0104in" fo:padding-left="0.0104in" fo:padding-bottom="0.0104in" fo:padding-right="0.0104in"/>
    </style:style>
    <style:style style:name="P607" style:parent-style-name="內文" style:family="paragraph">
      <style:paragraph-properties fo:widows="2" fo:orphans="2"/>
      <style:text-properties style:font-name="Arial" style:font-name-asian="新細明體" style:font-name-complex="Arial" fo:color="#000000" style:letter-kerning="false" fo:font-size="10pt" style:font-size-asian="10pt" style:font-size-complex="10pt"/>
    </style:style>
    <style:style style:name="TableCell608" style:family="table-cell">
      <style:table-cell-properties fo:border="none" fo:background-color="#E8E8E8" style:writing-mode="lr-tb" fo:padding-top="0.0104in" fo:padding-left="0.0104in" fo:padding-bottom="0.0104in" fo:padding-right="0.0104in"/>
    </style:style>
    <style:style style:name="P609"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610" style:family="table-row">
      <style:table-row-properties/>
    </style:style>
    <style:style style:name="TableCell611" style:family="table-cell">
      <style:table-cell-properties fo:border="none" fo:background-color="#E8E8E8" style:writing-mode="lr-tb" fo:padding-top="0.0104in" fo:padding-left="0.0104in" fo:padding-bottom="0.0104in" fo:padding-right="0.0104in"/>
    </style:style>
    <style:style style:name="P612" style:parent-style-name="內文" style:family="paragraph">
      <style:paragraph-properties fo:widows="2" fo:orphans="2"/>
      <style:text-properties style:font-name="Arial" style:font-name-asian="新細明體" style:font-name-complex="Arial" fo:color="#000000" style:letter-kerning="false" fo:font-size="10pt" style:font-size-asian="10pt" style:font-size-complex="10pt"/>
    </style:style>
    <style:style style:name="TableCell613" style:family="table-cell">
      <style:table-cell-properties fo:border="none" fo:background-color="#E8E8E8" style:writing-mode="lr-tb" fo:padding-top="0.0104in" fo:padding-left="0.0104in" fo:padding-bottom="0.0104in" fo:padding-right="0.0104in"/>
    </style:style>
    <style:style style:name="P614"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615" style:family="table-row">
      <style:table-row-properties/>
    </style:style>
    <style:style style:name="TableCell616" style:family="table-cell">
      <style:table-cell-properties fo:border="none" fo:background-color="#E8E8E8" style:writing-mode="lr-tb" fo:padding-top="0.0104in" fo:padding-left="0.0104in" fo:padding-bottom="0.0104in" fo:padding-right="0.0104in"/>
    </style:style>
    <style:style style:name="P617"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Cell618" style:family="table-cell">
      <style:table-cell-properties fo:border="none" fo:background-color="#E8E8E8" style:writing-mode="lr-tb" fo:padding-top="0.0104in" fo:padding-left="0.0104in" fo:padding-bottom="0.0104in" fo:padding-right="0.0104in"/>
    </style:style>
    <style:style style:name="P619"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620" style:family="table-row">
      <style:table-row-properties/>
    </style:style>
    <style:style style:name="TableCell621" style:family="table-cell">
      <style:table-cell-properties fo:border="none" fo:background-color="#E8E8E8" style:writing-mode="lr-tb" fo:padding-top="0.0104in" fo:padding-left="0.0104in" fo:padding-bottom="0.0104in" fo:padding-right="0.0104in"/>
    </style:style>
    <style:style style:name="P622"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Cell623" style:family="table-cell">
      <style:table-cell-properties fo:border="none" fo:background-color="#E8E8E8" style:writing-mode="lr-tb" fo:padding-top="0.0104in" fo:padding-left="0.0104in" fo:padding-bottom="0.0104in" fo:padding-right="0.0104in"/>
    </style:style>
    <style:style style:name="P624"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625" style:family="table-row">
      <style:table-row-properties/>
    </style:style>
    <style:style style:name="TableCell626" style:family="table-cell">
      <style:table-cell-properties fo:border="none" fo:background-color="#E8E8E8" style:writing-mode="lr-tb" fo:padding-top="0.0104in" fo:padding-left="0.0104in" fo:padding-bottom="0.0104in" fo:padding-right="0.0104in"/>
    </style:style>
    <style:style style:name="P627"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Cell628" style:family="table-cell">
      <style:table-cell-properties fo:border="none" fo:background-color="#E8E8E8" style:writing-mode="lr-tb" fo:padding-top="0.0104in" fo:padding-left="0.0104in" fo:padding-bottom="0.0104in" fo:padding-right="0.0104in"/>
    </style:style>
    <style:style style:name="P629" style:parent-style-name="內文" style:family="paragraph">
      <style:paragraph-properties fo:widows="2" fo:orphans="2"/>
      <style:text-properties style:font-name="Arial" style:font-name-asian="新細明體" style:font-name-complex="Arial" fo:color="#000000" style:letter-kerning="false" fo:font-size="10pt" style:font-size-asian="10pt" style:font-size-complex="10pt"/>
    </style:style>
    <style:style style:name="TableRow630" style:family="table-row">
      <style:table-row-properties/>
    </style:style>
    <style:style style:name="TableCell631" style:family="table-cell">
      <style:table-cell-properties fo:border="none" fo:background-color="#E8E8E8" style:writing-mode="lr-tb" fo:padding-top="0.0104in" fo:padding-left="0.0104in" fo:padding-bottom="0.0104in" fo:padding-right="0.0104in"/>
    </style:style>
    <style:style style:name="P632"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Cell633" style:family="table-cell">
      <style:table-cell-properties fo:border="none" fo:background-color="#E8E8E8" style:writing-mode="lr-tb" fo:padding-top="0.0104in" fo:padding-left="0.0104in" fo:padding-bottom="0.0104in" fo:padding-right="0.0104in"/>
    </style:style>
    <style:style style:name="P634"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635" style:family="table-row">
      <style:table-row-properties/>
    </style:style>
    <style:style style:name="TableCell636" style:family="table-cell">
      <style:table-cell-properties fo:border="none" fo:background-color="#E8E8E8" style:writing-mode="lr-tb" fo:padding-top="0.0104in" fo:padding-left="0.0104in" fo:padding-bottom="0.0104in" fo:padding-right="0.0104in"/>
    </style:style>
    <style:style style:name="P637"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Cell638" style:family="table-cell">
      <style:table-cell-properties fo:border="none" fo:background-color="#E8E8E8" style:writing-mode="lr-tb" fo:padding-top="0.0104in" fo:padding-left="0.0104in" fo:padding-bottom="0.0104in" fo:padding-right="0.0104in"/>
    </style:style>
    <style:style style:name="P639"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640" style:family="table-row">
      <style:table-row-properties/>
    </style:style>
    <style:style style:name="TableCell641" style:family="table-cell">
      <style:table-cell-properties fo:border="none" fo:background-color="#E8E8E8" style:writing-mode="lr-tb" fo:padding-top="0.0104in" fo:padding-left="0.0104in" fo:padding-bottom="0.0104in" fo:padding-right="0.0104in"/>
    </style:style>
    <style:style style:name="P642"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Cell643" style:family="table-cell">
      <style:table-cell-properties fo:border="none" fo:background-color="#E8E8E8" style:writing-mode="lr-tb" fo:padding-top="0.0104in" fo:padding-left="0.0104in" fo:padding-bottom="0.0104in" fo:padding-right="0.0104in"/>
    </style:style>
    <style:style style:name="P644"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Column646" style:family="table-column">
      <style:table-column-properties style:column-width="1.5131in"/>
    </style:style>
    <style:style style:name="TableColumn647" style:family="table-column">
      <style:table-column-properties style:column-width="5.9673in"/>
    </style:style>
    <style:style style:name="Table645" style:family="table">
      <style:table-properties style:width="7.4805in" style:rel-width="100%" fo:margin-left="0in" table:align="left"/>
    </style:style>
    <style:style style:name="TableRow648" style:family="table-row">
      <style:table-row-properties style:min-row-height="0.25in"/>
    </style:style>
    <style:style style:name="TableCell649" style:family="table-cell">
      <style:table-cell-properties fo:border="none" fo:background-color="#FFFF00" style:writing-mode="lr-tb" fo:padding-top="0.0104in" fo:padding-left="0.0104in" fo:padding-bottom="0.0104in" fo:padding-right="0.0104in"/>
    </style:style>
    <style:style style:name="P650" style:parent-style-name="內文" style:family="paragraph">
      <style:paragraph-properties fo:widows="2" fo:orphans="2"/>
    </style:style>
    <style:style style:name="T651" style:parent-style-name="預設段落字型" style:family="text">
      <style:text-properties style:font-name="Arial" style:font-name-asian="新細明體" style:font-name-complex="Arial" fo:font-weight="bold" style:font-weight-asian="bold" style:font-weight-complex="bold" fo:color="#000000" style:letter-kerning="false" fo:font-size="10pt" style:font-size-asian="10pt" style:font-size-complex="10pt"/>
    </style:style>
    <style:style style:name="TableCell652" style:family="table-cell">
      <style:table-cell-properties fo:border="none" fo:background-color="#FFFF00" style:writing-mode="lr-tb" style:vertical-align="middle" fo:padding-top="0.0104in" fo:padding-left="0.0104in" fo:padding-bottom="0.0104in" fo:padding-right="0.0104in"/>
    </style:style>
    <style:style style:name="P653" style:parent-style-name="內文" style:family="paragraph">
      <style:paragraph-properties fo:widows="2" fo:orphans="2"/>
    </style:style>
    <style:style style:name="T654" style:parent-style-name="預設段落字型" style:family="text">
      <style:text-properties style:font-name="Arial" style:font-name-asian="新細明體" style:font-name-complex="Arial" fo:font-weight="bold" style:font-weight-asian="bold" style:font-weight-complex="bold" fo:color="#000000" style:letter-kerning="false" fo:font-size="10pt" style:font-size-asian="10pt" style:font-size-complex="10pt"/>
    </style:style>
    <style:style style:name="TableRow655" style:family="table-row">
      <style:table-row-properties/>
    </style:style>
    <style:style style:name="TableCell656" style:family="table-cell">
      <style:table-cell-properties fo:border="none" fo:background-color="#E8E8E8" style:writing-mode="lr-tb" fo:padding-top="0.0104in" fo:padding-left="0.0104in" fo:padding-bottom="0.0104in" fo:padding-right="0.0104in"/>
    </style:style>
    <style:style style:name="P657"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Cell658" style:family="table-cell">
      <style:table-cell-properties fo:border="none" fo:background-color="#E8E8E8" style:writing-mode="lr-tb" fo:padding-top="0.0104in" fo:padding-left="0.0104in" fo:padding-bottom="0.0104in" fo:padding-right="0.0104in"/>
    </style:style>
    <style:style style:name="P659"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660" style:family="table-row">
      <style:table-row-properties/>
    </style:style>
    <style:style style:name="TableCell661" style:family="table-cell">
      <style:table-cell-properties fo:border="none" fo:background-color="#E8E8E8" style:writing-mode="lr-tb" fo:padding-top="0.0104in" fo:padding-left="0.0104in" fo:padding-bottom="0.0104in" fo:padding-right="0.0104in"/>
    </style:style>
    <style:style style:name="P662" style:parent-style-name="內文" style:family="paragraph">
      <style:paragraph-properties fo:widows="2" fo:orphans="2"/>
      <style:text-properties style:font-name="Arial" style:font-name-asian="新細明體" style:font-name-complex="Arial" fo:color="#000000" style:letter-kerning="false" fo:font-size="10pt" style:font-size-asian="10pt" style:font-size-complex="10pt"/>
    </style:style>
    <style:style style:name="TableCell663" style:family="table-cell">
      <style:table-cell-properties fo:border="none" fo:background-color="#E8E8E8" style:writing-mode="lr-tb" fo:padding-top="0.0104in" fo:padding-left="0.0104in" fo:padding-bottom="0.0104in" fo:padding-right="0.0104in"/>
    </style:style>
    <style:style style:name="P664"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665" style:family="table-row">
      <style:table-row-properties/>
    </style:style>
    <style:style style:name="TableCell666" style:family="table-cell">
      <style:table-cell-properties fo:border="none" fo:background-color="#E8E8E8" style:writing-mode="lr-tb" fo:padding-top="0.0104in" fo:padding-left="0.0104in" fo:padding-bottom="0.0104in" fo:padding-right="0.0104in"/>
    </style:style>
    <style:style style:name="P667" style:parent-style-name="內文" style:family="paragraph">
      <style:paragraph-properties fo:widows="2" fo:orphans="2"/>
      <style:text-properties style:font-name="Arial" style:font-name-asian="新細明體" style:font-name-complex="Arial" fo:color="#000000" style:letter-kerning="false" fo:font-size="10pt" style:font-size-asian="10pt" style:font-size-complex="10pt"/>
    </style:style>
    <style:style style:name="TableCell668" style:family="table-cell">
      <style:table-cell-properties fo:border="none" fo:background-color="#E8E8E8" style:writing-mode="lr-tb" fo:padding-top="0.0104in" fo:padding-left="0.0104in" fo:padding-bottom="0.0104in" fo:padding-right="0.0104in"/>
    </style:style>
    <style:style style:name="P669"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670" style:family="table-row">
      <style:table-row-properties/>
    </style:style>
    <style:style style:name="TableCell671" style:family="table-cell">
      <style:table-cell-properties fo:border="none" fo:background-color="#E8E8E8" style:writing-mode="lr-tb" fo:padding-top="0.0104in" fo:padding-left="0.0104in" fo:padding-bottom="0.0104in" fo:padding-right="0.0104in"/>
    </style:style>
    <style:style style:name="P672" style:parent-style-name="內文" style:family="paragraph">
      <style:paragraph-properties fo:widows="2" fo:orphans="2"/>
      <style:text-properties style:font-name="Arial" style:font-name-asian="新細明體" style:font-name-complex="Arial" fo:color="#000000" style:letter-kerning="false" fo:font-size="10pt" style:font-size-asian="10pt" style:font-size-complex="10pt"/>
    </style:style>
    <style:style style:name="TableCell673" style:family="table-cell">
      <style:table-cell-properties fo:border="none" fo:background-color="#E8E8E8" style:writing-mode="lr-tb" fo:padding-top="0.0104in" fo:padding-left="0.0104in" fo:padding-bottom="0.0104in" fo:padding-right="0.0104in"/>
    </style:style>
    <style:style style:name="P674"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675" style:family="table-row">
      <style:table-row-properties/>
    </style:style>
    <style:style style:name="TableCell676" style:family="table-cell">
      <style:table-cell-properties fo:border="none" fo:background-color="#E8E8E8" style:writing-mode="lr-tb" fo:padding-top="0.0104in" fo:padding-left="0.0104in" fo:padding-bottom="0.0104in" fo:padding-right="0.0104in"/>
    </style:style>
    <style:style style:name="P677"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Cell678" style:family="table-cell">
      <style:table-cell-properties fo:border="none" fo:background-color="#E8E8E8" style:writing-mode="lr-tb" fo:padding-top="0.0104in" fo:padding-left="0.0104in" fo:padding-bottom="0.0104in" fo:padding-right="0.0104in"/>
    </style:style>
    <style:style style:name="P679"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680" style:family="table-row">
      <style:table-row-properties/>
    </style:style>
    <style:style style:name="TableCell681" style:family="table-cell">
      <style:table-cell-properties fo:border="none" fo:background-color="#E8E8E8" style:writing-mode="lr-tb" fo:padding-top="0.0104in" fo:padding-left="0.0104in" fo:padding-bottom="0.0104in" fo:padding-right="0.0104in"/>
    </style:style>
    <style:style style:name="P682"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Cell683" style:family="table-cell">
      <style:table-cell-properties fo:border="none" fo:background-color="#E8E8E8" style:writing-mode="lr-tb" fo:padding-top="0.0104in" fo:padding-left="0.0104in" fo:padding-bottom="0.0104in" fo:padding-right="0.0104in"/>
    </style:style>
    <style:style style:name="P684"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P685"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686" style:family="table-row">
      <style:table-row-properties/>
    </style:style>
    <style:style style:name="TableCell687" style:family="table-cell">
      <style:table-cell-properties fo:border="none" fo:background-color="#E8E8E8" style:writing-mode="lr-tb" fo:padding-top="0.0104in" fo:padding-left="0.0104in" fo:padding-bottom="0.0104in" fo:padding-right="0.0104in"/>
    </style:style>
    <style:style style:name="P688"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Cell689" style:family="table-cell">
      <style:table-cell-properties fo:border="none" fo:background-color="#E8E8E8" style:writing-mode="lr-tb" fo:padding-top="0.0104in" fo:padding-left="0.0104in" fo:padding-bottom="0.0104in" fo:padding-right="0.0104in"/>
    </style:style>
    <style:style style:name="P690"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P691"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692" style:family="table-row">
      <style:table-row-properties/>
    </style:style>
    <style:style style:name="TableCell693" style:family="table-cell">
      <style:table-cell-properties fo:border="none" fo:background-color="#E8E8E8" style:writing-mode="lr-tb" fo:padding-top="0.0104in" fo:padding-left="0.0104in" fo:padding-bottom="0.0104in" fo:padding-right="0.0104in"/>
    </style:style>
    <style:style style:name="P694"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Cell695" style:family="table-cell">
      <style:table-cell-properties fo:border="none" fo:background-color="#E8E8E8" style:writing-mode="lr-tb" fo:padding-top="0.0104in" fo:padding-left="0.0104in" fo:padding-bottom="0.0104in" fo:padding-right="0.0104in"/>
    </style:style>
    <style:style style:name="P696"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P697"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698" style:family="table-row">
      <style:table-row-properties/>
    </style:style>
    <style:style style:name="TableCell699" style:family="table-cell">
      <style:table-cell-properties fo:border="none" fo:background-color="#E8E8E8" style:writing-mode="lr-tb" fo:padding-top="0.0104in" fo:padding-left="0.0104in" fo:padding-bottom="0.0104in" fo:padding-right="0.0104in"/>
    </style:style>
    <style:style style:name="P700"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Cell701" style:family="table-cell">
      <style:table-cell-properties fo:border="none" fo:background-color="#E8E8E8" style:writing-mode="lr-tb" fo:padding-top="0.0104in" fo:padding-left="0.0104in" fo:padding-bottom="0.0104in" fo:padding-right="0.0104in"/>
    </style:style>
    <style:style style:name="P702"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703" style:family="table-row">
      <style:table-row-properties/>
    </style:style>
    <style:style style:name="TableCell704" style:family="table-cell">
      <style:table-cell-properties fo:border="none" fo:background-color="#E8E8E8" style:writing-mode="lr-tb" fo:padding-top="0.0104in" fo:padding-left="0.0104in" fo:padding-bottom="0.0104in" fo:padding-right="0.0104in"/>
    </style:style>
    <style:style style:name="P705"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Cell706" style:family="table-cell">
      <style:table-cell-properties fo:border="none" fo:background-color="#E8E8E8" style:writing-mode="lr-tb" fo:padding-top="0.0104in" fo:padding-left="0.0104in" fo:padding-bottom="0.0104in" fo:padding-right="0.0104in"/>
    </style:style>
    <style:style style:name="P707"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708" style:family="table-row">
      <style:table-row-properties/>
    </style:style>
    <style:style style:name="TableCell709" style:family="table-cell">
      <style:table-cell-properties fo:border="none" fo:background-color="#E8E8E8" style:writing-mode="lr-tb" fo:padding-top="0.0104in" fo:padding-left="0.0104in" fo:padding-bottom="0.0104in" fo:padding-right="0.0104in"/>
    </style:style>
    <style:style style:name="P710"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Cell711" style:family="table-cell">
      <style:table-cell-properties fo:border="none" fo:background-color="#E8E8E8" style:writing-mode="lr-tb" fo:padding-top="0.0104in" fo:padding-left="0.0104in" fo:padding-bottom="0.0104in" fo:padding-right="0.0104in"/>
    </style:style>
    <style:style style:name="P712"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Column714" style:family="table-column">
      <style:table-column-properties style:column-width="0.7263in"/>
    </style:style>
    <style:style style:name="TableColumn715" style:family="table-column">
      <style:table-column-properties style:column-width="6.7541in"/>
    </style:style>
    <style:style style:name="Table713" style:family="table">
      <style:table-properties style:width="7.4805in" style:rel-width="100%" fo:margin-left="0in" table:align="left"/>
    </style:style>
    <style:style style:name="TableRow716" style:family="table-row">
      <style:table-row-properties style:min-row-height="0.25in"/>
    </style:style>
    <style:style style:name="TableCell717" style:family="table-cell">
      <style:table-cell-properties fo:border="none" fo:background-color="#0000FF" style:writing-mode="lr-tb" fo:padding-top="0.0104in" fo:padding-left="0.0104in" fo:padding-bottom="0.0104in" fo:padding-right="0.0104in"/>
    </style:style>
    <style:style style:name="P718" style:parent-style-name="內文" style:family="paragraph">
      <style:paragraph-properties fo:widows="2" fo:orphans="2"/>
    </style:style>
    <style:style style:name="T719" style:parent-style-name="預設段落字型" style:family="text">
      <style:text-properties style:font-name="Arial" style:font-name-asian="新細明體" style:font-name-complex="Arial" fo:font-weight="bold" style:font-weight-asian="bold" style:font-weight-complex="bold" fo:color="#FFFFFF" style:letter-kerning="false" fo:font-size="10pt" style:font-size-asian="10pt" style:font-size-complex="10pt"/>
    </style:style>
    <style:style style:name="TableCell720" style:family="table-cell">
      <style:table-cell-properties fo:border="none" fo:background-color="#0000FF" style:writing-mode="lr-tb" style:vertical-align="middle" fo:padding-top="0.0104in" fo:padding-left="0.0104in" fo:padding-bottom="0.0104in" fo:padding-right="0.0104in"/>
    </style:style>
    <style:style style:name="P721" style:parent-style-name="內文" style:family="paragraph">
      <style:paragraph-properties fo:widows="2" fo:orphans="2"/>
    </style:style>
    <style:style style:name="T722" style:parent-style-name="預設段落字型" style:family="text">
      <style:text-properties style:font-name="Arial" style:font-name-asian="新細明體" style:font-name-complex="Arial" fo:font-weight="bold" style:font-weight-asian="bold" style:font-weight-complex="bold" fo:color="#FFFFFF" style:letter-kerning="false" fo:font-size="10pt" style:font-size-asian="10pt" style:font-size-complex="10pt"/>
    </style:style>
    <style:style style:name="TableRow723" style:family="table-row">
      <style:table-row-properties/>
    </style:style>
    <style:style style:name="TableCell724" style:family="table-cell">
      <style:table-cell-properties fo:border="none" fo:background-color="#E8E8E8" style:writing-mode="lr-tb" fo:padding-top="0.0104in" fo:padding-left="0.0104in" fo:padding-bottom="0.0104in" fo:padding-right="0.0104in"/>
    </style:style>
    <style:style style:name="P725"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Cell726" style:family="table-cell">
      <style:table-cell-properties fo:border="none" fo:background-color="#E8E8E8" style:writing-mode="lr-tb" fo:padding-top="0.0104in" fo:padding-left="0.0104in" fo:padding-bottom="0.0104in" fo:padding-right="0.0104in"/>
    </style:style>
    <style:style style:name="P727"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728" style:family="table-row">
      <style:table-row-properties/>
    </style:style>
    <style:style style:name="TableCell729" style:family="table-cell">
      <style:table-cell-properties fo:border="none" fo:background-color="#E8E8E8" style:writing-mode="lr-tb" fo:padding-top="0.0104in" fo:padding-left="0.0104in" fo:padding-bottom="0.0104in" fo:padding-right="0.0104in"/>
    </style:style>
    <style:style style:name="P730" style:parent-style-name="內文" style:family="paragraph">
      <style:paragraph-properties fo:widows="2" fo:orphans="2"/>
      <style:text-properties style:font-name="Arial" style:font-name-asian="新細明體" style:font-name-complex="Arial" fo:color="#000000" style:letter-kerning="false" fo:font-size="10pt" style:font-size-asian="10pt" style:font-size-complex="10pt"/>
    </style:style>
    <style:style style:name="TableCell731" style:family="table-cell">
      <style:table-cell-properties fo:border="none" fo:background-color="#E8E8E8" style:writing-mode="lr-tb" fo:padding-top="0.0104in" fo:padding-left="0.0104in" fo:padding-bottom="0.0104in" fo:padding-right="0.0104in"/>
    </style:style>
    <style:style style:name="P732"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733" style:family="table-row">
      <style:table-row-properties/>
    </style:style>
    <style:style style:name="TableCell734" style:family="table-cell">
      <style:table-cell-properties fo:border="none" fo:background-color="#E8E8E8" style:writing-mode="lr-tb" fo:padding-top="0.0104in" fo:padding-left="0.0104in" fo:padding-bottom="0.0104in" fo:padding-right="0.0104in"/>
    </style:style>
    <style:style style:name="P735" style:parent-style-name="內文" style:family="paragraph">
      <style:paragraph-properties fo:widows="2" fo:orphans="2"/>
      <style:text-properties style:font-name="Arial" style:font-name-asian="新細明體" style:font-name-complex="Arial" fo:color="#000000" style:letter-kerning="false" fo:font-size="10pt" style:font-size-asian="10pt" style:font-size-complex="10pt"/>
    </style:style>
    <style:style style:name="TableCell736" style:family="table-cell">
      <style:table-cell-properties fo:border="none" fo:background-color="#E8E8E8" style:writing-mode="lr-tb" fo:padding-top="0.0104in" fo:padding-left="0.0104in" fo:padding-bottom="0.0104in" fo:padding-right="0.0104in"/>
    </style:style>
    <style:style style:name="P737"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738" style:family="table-row">
      <style:table-row-properties/>
    </style:style>
    <style:style style:name="TableCell739" style:family="table-cell">
      <style:table-cell-properties fo:border="none" fo:background-color="#E8E8E8" style:writing-mode="lr-tb" fo:padding-top="0.0104in" fo:padding-left="0.0104in" fo:padding-bottom="0.0104in" fo:padding-right="0.0104in"/>
    </style:style>
    <style:style style:name="P740"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Cell741" style:family="table-cell">
      <style:table-cell-properties fo:border="none" fo:background-color="#E8E8E8" style:writing-mode="lr-tb" fo:padding-top="0.0104in" fo:padding-left="0.0104in" fo:padding-bottom="0.0104in" fo:padding-right="0.0104in"/>
    </style:style>
    <style:style style:name="P742"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743" style:family="table-row">
      <style:table-row-properties/>
    </style:style>
    <style:style style:name="TableCell744" style:family="table-cell">
      <style:table-cell-properties fo:border="none" fo:background-color="#E8E8E8" style:writing-mode="lr-tb" fo:padding-top="0.0104in" fo:padding-left="0.0104in" fo:padding-bottom="0.0104in" fo:padding-right="0.0104in"/>
    </style:style>
    <style:style style:name="P745"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Cell746" style:family="table-cell">
      <style:table-cell-properties fo:border="none" fo:background-color="#E8E8E8" style:writing-mode="lr-tb" fo:padding-top="0.0104in" fo:padding-left="0.0104in" fo:padding-bottom="0.0104in" fo:padding-right="0.0104in"/>
    </style:style>
    <style:style style:name="P747"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748" style:family="table-row">
      <style:table-row-properties/>
    </style:style>
    <style:style style:name="TableCell749" style:family="table-cell">
      <style:table-cell-properties fo:border="none" fo:background-color="#E8E8E8" style:writing-mode="lr-tb" fo:padding-top="0.0104in" fo:padding-left="0.0104in" fo:padding-bottom="0.0104in" fo:padding-right="0.0104in"/>
    </style:style>
    <style:style style:name="P750"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Cell751" style:family="table-cell">
      <style:table-cell-properties fo:border="none" fo:background-color="#E8E8E8" style:writing-mode="lr-tb" fo:padding-top="0.0104in" fo:padding-left="0.0104in" fo:padding-bottom="0.0104in" fo:padding-right="0.0104in"/>
    </style:style>
    <style:style style:name="P752"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P753"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P754"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P755"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756" style:family="table-row">
      <style:table-row-properties/>
    </style:style>
    <style:style style:name="TableCell757" style:family="table-cell">
      <style:table-cell-properties fo:border="none" fo:background-color="#E8E8E8" style:writing-mode="lr-tb" fo:padding-top="0.0104in" fo:padding-left="0.0104in" fo:padding-bottom="0.0104in" fo:padding-right="0.0104in"/>
    </style:style>
    <style:style style:name="P758"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Cell759" style:family="table-cell">
      <style:table-cell-properties fo:border="none" fo:background-color="#E8E8E8" style:writing-mode="lr-tb" fo:padding-top="0.0104in" fo:padding-left="0.0104in" fo:padding-bottom="0.0104in" fo:padding-right="0.0104in"/>
    </style:style>
    <style:style style:name="P760"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P761"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P762"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763" style:family="table-row">
      <style:table-row-properties/>
    </style:style>
    <style:style style:name="TableCell764" style:family="table-cell">
      <style:table-cell-properties fo:border="none" fo:background-color="#E8E8E8" style:writing-mode="lr-tb" fo:padding-top="0.0104in" fo:padding-left="0.0104in" fo:padding-bottom="0.0104in" fo:padding-right="0.0104in"/>
    </style:style>
    <style:style style:name="P765"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Cell766" style:family="table-cell">
      <style:table-cell-properties fo:border="none" fo:background-color="#E8E8E8" style:writing-mode="lr-tb" fo:padding-top="0.0104in" fo:padding-left="0.0104in" fo:padding-bottom="0.0104in" fo:padding-right="0.0104in"/>
    </style:style>
    <style:style style:name="P767"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768" style:family="table-row">
      <style:table-row-properties/>
    </style:style>
    <style:style style:name="TableCell769" style:family="table-cell">
      <style:table-cell-properties fo:border="none" fo:background-color="#E8E8E8" style:writing-mode="lr-tb" fo:padding-top="0.0104in" fo:padding-left="0.0104in" fo:padding-bottom="0.0104in" fo:padding-right="0.0104in"/>
    </style:style>
    <style:style style:name="P770"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Cell771" style:family="table-cell">
      <style:table-cell-properties fo:border="none" fo:background-color="#E8E8E8" style:writing-mode="lr-tb" fo:padding-top="0.0104in" fo:padding-left="0.0104in" fo:padding-bottom="0.0104in" fo:padding-right="0.0104in"/>
    </style:style>
    <style:style style:name="P772"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Row773" style:family="table-row">
      <style:table-row-properties/>
    </style:style>
    <style:style style:name="TableCell774" style:family="table-cell">
      <style:table-cell-properties fo:border="none" fo:background-color="#E8E8E8" style:writing-mode="lr-tb" fo:padding-top="0.0104in" fo:padding-left="0.0104in" fo:padding-bottom="0.0104in" fo:padding-right="0.0104in"/>
    </style:style>
    <style:style style:name="P775"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style:style style:name="TableCell776" style:family="table-cell">
      <style:table-cell-properties fo:border="none" fo:background-color="#E8E8E8" style:writing-mode="lr-tb" fo:padding-top="0.0104in" fo:padding-left="0.0104in" fo:padding-bottom="0.0104in" fo:padding-right="0.0104in"/>
    </style:style>
    <style:style style:name="P777" style:parent-style-name="內文" style:family="paragraph">
      <style:paragraph-properties fo:widows="2" fo:orphans="2" fo:margin-top="0.0694in" fo:margin-bottom="0.0694in"/>
      <style:text-properties style:font-name="Arial" style:font-name-asian="新細明體" style:font-name-complex="Arial" fo:color="#000000" style:letter-kerning="false" fo:font-size="10pt" style:font-size-asian="10pt" style:font-size-complex="10pt"/>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text:bookmark-start text:name="high"/><text:bookmark-end text:name="high"/><text:span text:style-name="T7">High (Medium)</text:span></text:p>
          </table:table-cell>
          <table:table-cell table:style-name="TableCell8">
            <text:p text:style-name="P9"><text:span text:style-name="T10">SQL Injection - PostgreSQL - Time Based</text:span></text:p>
          </table:table-cell>
        </table:table-row>
        <table:table-row table:style-name="TableRow11">
          <table:table-cell table:style-name="TableCell12">
            <text:p text:style-name="P13">Description</text:p>
          </table:table-cell>
          <table:table-cell table:style-name="TableCell14">
            <text:p text:style-name="P15">SQL injection may be possible</text:p>
          </table:table-cell>
        </table:table-row>
        <table:table-row table:style-name="TableRow16">
          <table:table-cell table:style-name="TableCell17">
            <text:p text:style-name="P18">URL</text:p>
          </table:table-cell>
          <table:table-cell table:style-name="TableCell19">
            <text:p text:style-name="P20">http://www.cypd.gov.tw/</text:p>
          </table:table-cell>
        </table:table-row>
        <table:table-row table:style-name="TableRow21">
          <table:table-cell table:style-name="TableCell22">
            <text:p text:style-name="P23">    Method</text:p>
          </table:table-cell>
          <table:table-cell table:style-name="TableCell24">
            <text:p text:style-name="P25">GET</text:p>
          </table:table-cell>
        </table:table-row>
        <table:table-row table:style-name="TableRow26">
          <table:table-cell table:style-name="TableCell27">
            <text:p text:style-name="P28">    Parameter</text:p>
          </table:table-cell>
          <table:table-cell table:style-name="TableCell29">
            <text:p text:style-name="P30">query</text:p>
          </table:table-cell>
        </table:table-row>
        <table:table-row table:style-name="TableRow31">
          <table:table-cell table:style-name="TableCell32">
            <text:p text:style-name="P33">    Attack</text:p>
          </table:table-cell>
          <table:table-cell table:style-name="TableCell34">
            <text:p text:style-name="P35">field: [query], value [case when cast(pg_sleep(15) as varchar) &gt; '' then 0 else 1 end]</text:p>
          </table:table-cell>
        </table:table-row>
        <table:table-row table:style-name="TableRow36">
          <table:table-cell table:style-name="TableCell37">
            <text:p text:style-name="P38">Instances</text:p>
          </table:table-cell>
          <table:table-cell table:style-name="TableCell39">
            <text:p text:style-name="P40">1</text:p>
          </table:table-cell>
        </table:table-row>
        <table:table-row table:style-name="TableRow41">
          <table:table-cell table:style-name="TableCell42">
            <text:p text:style-name="P43">Solution</text:p>
          </table:table-cell>
          <table:table-cell table:style-name="TableCell44">
            <text:p text:style-name="P45">Do not trust client side input, even if there is client side validation in place.<text:s/></text:p>
            <text:p text:style-name="P46">In general, type check all data on the server side.</text:p>
            <text:p text:style-name="P47">If the application uses JDBC, use PreparedStatement or CallableStatement, with parameters passed by '?'</text:p>
            <text:p text:style-name="P48">If the application uses ASP, use ADO Command Objects with strong type checking and parameterized queries.</text:p>
            <text:p text:style-name="P49">If database Stored Procedures can be used, use them.</text:p>
            <text:p text:style-name="P50">Do *not* concatenate strings into queries in the stored procedure, or use 'exec', 'exec immediate', or equivalent functionality!</text:p>
            <text:p text:style-name="P51">Do not create dynamic SQL queries using simple string concatenation.</text:p>
            <text:p text:style-name="P52">Escape all data received from the client.</text:p>
            <text:p text:style-name="P53">Apply a 'whitelist' of allowed characters, or a 'blacklist' of disallowed characters in user input.</text:p>
            <text:p text:style-name="P54">Apply the privilege of least privilege by using the least privileged database user possible.</text:p>
            <text:p text:style-name="P55">In particular, avoid using the 'sa' or 'db-owner' database users. This does not eliminate SQL injection, but minimizes its impact.</text:p>
            <text:p text:style-name="P56">Grant the minimum database access that is necessary for the application.</text:p>
          </table:table-cell>
        </table:table-row>
        <table:table-row table:style-name="TableRow57">
          <table:table-cell table:style-name="TableCell58">
            <text:p text:style-name="P59">Other information</text:p>
          </table:table-cell>
          <table:table-cell table:style-name="TableCell60">
            <text:p text:style-name="P61">The query time is controllable using parameter value [case when cast(pg_sleep(15) as varchar) &gt; '' then 0 else 1 end], which caused the request to take [20,022] milliseconds, when the original unmodified query with value [query] took [614] milliseconds<text:s/></text:p>
          </table:table-cell>
        </table:table-row>
        <table:table-row table:style-name="TableRow62">
          <table:table-cell table:style-name="TableCell63">
            <text:p text:style-name="P64">Reference</text:p>
          </table:table-cell>
          <table:table-cell table:style-name="TableCell65">
            <text:p text:style-name="P66">https://www.owasp.org/index.php/Top_10_2010-A1</text:p>
            <text:p text:style-name="P67">https://www.owasp.org/index.php/SQL_Injection_Prevention_Cheat_Sheet</text:p>
          </table:table-cell>
        </table:table-row>
        <table:table-row table:style-name="TableRow68">
          <table:table-cell table:style-name="TableCell69">
            <text:p text:style-name="P70">CWE Id</text:p>
          </table:table-cell>
          <table:table-cell table:style-name="TableCell71">
            <text:p text:style-name="P72">89</text:p>
          </table:table-cell>
        </table:table-row>
        <table:table-row table:style-name="TableRow73">
          <table:table-cell table:style-name="TableCell74">
            <text:p text:style-name="P75">WASC Id</text:p>
          </table:table-cell>
          <table:table-cell table:style-name="TableCell76">
            <text:p text:style-name="P77">19</text:p>
          </table:table-cell>
        </table:table-row>
        <table:table-row table:style-name="TableRow78">
          <table:table-cell table:style-name="TableCell79">
            <text:p text:style-name="P80">Source ID</text:p>
          </table:table-cell>
          <table:table-cell table:style-name="TableCell81">
            <text:p text:style-name="P82">1</text:p>
          </table:table-cell>
        </table:table-row>
      </table:table>
      <text:p text:style-name="內文"/>
      <table:table table:style-name="Table83">
        <table:table-columns>
          <table:table-column table:style-name="TableColumn84"/>
          <table:table-column table:style-name="TableColumn85"/>
        </table:table-columns>
        <table:table-row table:style-name="TableRow86">
          <table:table-cell table:style-name="TableCell87">
            <text:soft-page-break/>
            <text:p text:style-name="P88"><text:span text:style-name="T89">High (Medium)</text:span></text:p>
          </table:table-cell>
          <table:table-cell table:style-name="TableCell90">
            <text:p text:style-name="P91"><text:span text:style-name="T92">Anti CSRF Tokens Scanner</text:span></text:p>
          </table:table-cell>
        </table:table-row>
        <table:table-row table:style-name="TableRow93">
          <table:table-cell table:style-name="TableCell94">
            <text:p text:style-name="P95">Description</text:p>
          </table:table-cell>
          <table:table-cell table:style-name="TableCell96">
            <text:p text:style-name="P97">A cross-site request forgery is an attack that involves forcing a victim to send an HTTP request to a target destination without their knowledge or intent in order to perform an action as the victim. The underlying cause is application functionality using predictable URL/form actions in a repeatable way. The nature of the attack is that CSRF exploits the trust that a web site has for a user. By contrast, cross-site scripting (XSS) exploits the trust that a user has for a web site. Like XSS, CSRF attacks are not necessarily cross-site, but they can be. Cross-site request forgery is also known as CSRF, XSRF, one-click attack, session riding, confused deputy, and sea surf.</text:p>
            <text:p text:style-name="P98">CSRF attacks are effective in a number of situations, including:</text:p>
            <text:p text:style-name="P99">* The victim has an active session on the target site.</text:p>
            <text:p text:style-name="P100">* The victim is authenticated via HTTP auth on the target site.</text:p>
            <text:p text:style-name="P101">* The victim is on the same local network as the target site.</text:p>
            <text:p text:style-name="P102">CSRF has primarily been used to perform an action against a target site using the victim's privileges, but recent techniques have been discovered to disclose information by gaining access to the response. The risk of information disclosure is dramatically increased when the target site is vulnerable to XSS, because XSS can be used as a platform for CSRF, allowing the attack to operate within the bounds of the same-origin policy.</text:p>
          </table:table-cell>
        </table:table-row>
        <table:table-row table:style-name="TableRow103">
          <table:table-cell table:style-name="TableCell104" table:number-columns-spanned="2">
            <text:p text:style-name="P105"/>
          </table:table-cell>
          <table:covered-table-cell/>
        </table:table-row>
        <table:table-row table:style-name="TableRow106">
          <table:table-cell table:style-name="TableCell107">
            <text:p text:style-name="P108">URL</text:p>
          </table:table-cell>
          <table:table-cell table:style-name="TableCell109">
            <text:p text:style-name="P110">http://www.cypd.gov.tw/</text:p>
          </table:table-cell>
        </table:table-row>
        <table:table-row table:style-name="TableRow111">
          <table:table-cell table:style-name="TableCell112">
            <text:p text:style-name="P113">    Method</text:p>
          </table:table-cell>
          <table:table-cell table:style-name="TableCell114">
            <text:p text:style-name="P115">GET</text:p>
          </table:table-cell>
        </table:table-row>
        <table:table-row table:style-name="TableRow116">
          <table:table-cell table:style-name="TableCell117">
            <text:p text:style-name="P118">    Evidence</text:p>
          </table:table-cell>
          <table:table-cell table:style-name="TableCell119">
            <text:p text:style-name="P120">&lt;form id="searchform1" action="/home/search" class="inside-search"&gt;</text:p>
          </table:table-cell>
        </table:table-row>
        <table:table-row table:style-name="TableRow121">
          <table:table-cell table:style-name="TableCell122">
            <text:p text:style-name="P123">URL</text:p>
          </table:table-cell>
          <table:table-cell table:style-name="TableCell124">
            <text:p text:style-name="P125">http://www.cypd.gov.tw/</text:p>
          </table:table-cell>
        </table:table-row>
        <table:table-row table:style-name="TableRow126">
          <table:table-cell table:style-name="TableCell127">
            <text:p text:style-name="P128">    Method</text:p>
          </table:table-cell>
          <table:table-cell table:style-name="TableCell129">
            <text:p text:style-name="P130">GET</text:p>
          </table:table-cell>
        </table:table-row>
        <table:table-row table:style-name="TableRow131">
          <table:table-cell table:style-name="TableCell132">
            <text:p text:style-name="P133">    Evidence</text:p>
          </table:table-cell>
          <table:table-cell table:style-name="TableCell134">
            <text:p text:style-name="P135">&lt;form action="/home/search" class="inside-search"&gt;</text:p>
          </table:table-cell>
        </table:table-row>
        <table:table-row table:style-name="TableRow136">
          <table:table-cell table:style-name="TableCell137">
            <text:p text:style-name="P138">Instances</text:p>
          </table:table-cell>
          <table:table-cell table:style-name="TableCell139">
            <text:p text:style-name="P140">2</text:p>
          </table:table-cell>
        </table:table-row>
        <table:table-row table:style-name="TableRow141">
          <table:table-cell table:style-name="TableCell142">
            <text:p text:style-name="P143">Solution</text:p>
          </table:table-cell>
          <table:table-cell table:style-name="TableCell144">
            <text:p text:style-name="P145">Phase: Architecture and Design</text:p>
            <text:p text:style-name="P146">Use a vetted library or framework that does not allow this weakness to occur or provides constructs that make this weakness easier to avoid.</text:p>
            <text:p text:style-name="P147">For example, use anti-CSRF packages such as the OWASP CSRFGuard.</text:p>
            <text:p text:style-name="P148">Phase: Implementation</text:p>
            <text:p text:style-name="P149">Ensure that your application is free of cross-site scripting issues, because most CSRF defenses can be bypassed using attacker-controlled script.</text:p>
            <text:p text:style-name="P150">Phase: Architecture and Design</text:p>
            <text:p text:style-name="P151">Generate a unique nonce for each form, place the nonce into the form, and verify the nonce upon receipt of the form. Be sure that the nonce is not predictable (CWE-330).</text:p>
            <text:p text:style-name="P152">Note that this can be bypassed using XSS.</text:p>
            <text:p text:style-name="P153">Identify especially dangerous operations. When the user performs a dangerous operation, send a separate confirmation request to ensure that the user intended to perform that operation.</text:p>
            <text:p text:style-name="P154">Note that this can be bypassed using XSS.</text:p>
            <text:p text:style-name="P155">Use the ESAPI Session Management control.</text:p>
            <text:p text:style-name="P156">This control includes a component for CSRF.</text:p>
            <text:p text:style-name="P157">Do not use the GET method for any request that triggers a state change.</text:p>
            <text:p text:style-name="P158">Phase: Implementation</text:p>
            <text:p text:style-name="P159">Check the HTTP Referer header to see if the request originated from an expected page. This could break legitimate functionality, because users or proxies may have disabled sending the Referer for privacy reasons.</text:p>
          </table:table-cell>
        </table:table-row>
        <table:table-row table:style-name="TableRow160">
          <table:table-cell table:style-name="TableCell161">
            <text:p text:style-name="P162">Reference</text:p>
          </table:table-cell>
          <table:table-cell table:style-name="TableCell163">
            <text:p text:style-name="P164">http://projects.webappsec.org/Cross-Site-Request-Forgery</text:p>
            <text:p text:style-name="P165">http://cwe.mitre.org/data/definitions/352.html</text:p>
          </table:table-cell>
        </table:table-row>
        <table:table-row table:style-name="TableRow166">
          <table:table-cell table:style-name="TableCell167">
            <text:p text:style-name="P168">CWE Id</text:p>
          </table:table-cell>
          <table:table-cell table:style-name="TableCell169">
            <text:p text:style-name="P170">352</text:p>
          </table:table-cell>
        </table:table-row>
        <table:table-row table:style-name="TableRow171">
          <table:table-cell table:style-name="TableCell172">
            <text:p text:style-name="P173">WASC Id</text:p>
          </table:table-cell>
          <table:table-cell table:style-name="TableCell174">
            <text:p text:style-name="P175">9</text:p>
          </table:table-cell>
        </table:table-row>
        <table:table-row table:style-name="TableRow176">
          <table:table-cell table:style-name="TableCell177">
            <text:p text:style-name="P178">Source ID</text:p>
          </table:table-cell>
          <table:table-cell table:style-name="TableCell179">
            <text:p text:style-name="P180">1</text:p>
          </table:table-cell>
        </table:table-row>
      </table:table>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able:table table:style-name="Table181">
        <table:table-columns>
          <table:table-column table:style-name="TableColumn182"/>
          <table:table-column table:style-name="TableColumn183"/>
        </table:table-columns>
        <table:table-row table:style-name="TableRow184">
          <table:table-cell table:style-name="TableCell185">
            <text:p text:style-name="P186"><text:span text:style-name="T187">High (Medium)</text:span></text:p>
          </table:table-cell>
          <table:table-cell table:style-name="TableCell188">
            <text:p text:style-name="P189"><text:span text:style-name="T190">SQL Injection - Hypersonic SQL - Time Based</text:span></text:p>
          </table:table-cell>
        </table:table-row>
        <table:table-row table:style-name="TableRow191">
          <table:table-cell table:style-name="TableCell192">
            <text:p text:style-name="P193">Description</text:p>
          </table:table-cell>
          <table:table-cell table:style-name="TableCell194">
            <text:p text:style-name="P195">SQL injection may be possible</text:p>
          </table:table-cell>
        </table:table-row>
        <table:table-row table:style-name="TableRow196">
          <table:table-cell table:style-name="TableCell197" table:number-columns-spanned="2">
            <text:p text:style-name="P198"/>
          </table:table-cell>
          <table:covered-table-cell/>
        </table:table-row>
        <table:table-row table:style-name="TableRow199">
          <table:table-cell table:style-name="TableCell200">
            <text:p text:style-name="P201">URL</text:p>
          </table:table-cell>
          <table:table-cell table:style-name="TableCell202">
            <text:p text:style-name="P203">http://www.cypd.gov.tw/</text:p>
          </table:table-cell>
        </table:table-row>
        <table:table-row table:style-name="TableRow204">
          <table:table-cell table:style-name="TableCell205">
            <text:p text:style-name="P206">    Method</text:p>
          </table:table-cell>
          <table:table-cell table:style-name="TableCell207">
            <text:p text:style-name="P208">GET</text:p>
          </table:table-cell>
        </table:table-row>
        <table:table-row table:style-name="TableRow209">
          <table:table-cell table:style-name="TableCell210">
            <text:p text:style-name="P211">    Parameter</text:p>
          </table:table-cell>
          <table:table-cell table:style-name="TableCell212">
            <text:p text:style-name="P213">query</text:p>
          </table:table-cell>
        </table:table-row>
        <table:table-row table:style-name="TableRow214">
          <table:table-cell table:style-name="TableCell215">
            <text:p text:style-name="P216">    Attack</text:p>
          </table:table-cell>
          <table:table-cell table:style-name="TableCell217">
            <text:p text:style-name="P218">field: [query], value ['; select "java.lang.Thread.sleep"(15000) from INFORMATION_SCHEMA.SYSTEM_COLUMNS where TABLE_NAME = 'SYSTEM_COLUMNS' and COLUMN_NAME = 'TABLE_NAME' -- ]</text:p>
          </table:table-cell>
        </table:table-row>
        <table:table-row table:style-name="TableRow219">
          <table:table-cell table:style-name="TableCell220">
            <text:p text:style-name="P221">Instances</text:p>
          </table:table-cell>
          <table:table-cell table:style-name="TableCell222">
            <text:p text:style-name="P223">1</text:p>
          </table:table-cell>
        </table:table-row>
        <table:table-row table:style-name="TableRow224">
          <table:table-cell table:style-name="TableCell225">
            <text:p text:style-name="P226">Solution</text:p>
          </table:table-cell>
          <table:table-cell table:style-name="TableCell227">
            <text:p text:style-name="P228">Do not trust client side input, even if there is client side validation in place.<text:s/></text:p>
            <text:p text:style-name="P229">In general, type check all data on the server side.</text:p>
            <text:p text:style-name="P230">If the application uses JDBC, use PreparedStatement or CallableStatement, with parameters passed by '?'</text:p>
            <text:p text:style-name="P231">If the application uses ASP, use ADO Command Objects with strong type checking and parameterized queries.</text:p>
            <text:p text:style-name="P232">If database Stored Procedures can be used, use them.</text:p>
            <text:p text:style-name="P233">Do *not* concatenate strings into queries in the stored procedure, or use 'exec', 'exec immediate', or equivalent functionality!</text:p>
            <text:p text:style-name="P234">Do not create dynamic SQL queries using simple string concatenation.</text:p>
            <text:p text:style-name="P235">Escape all data received from the client.</text:p>
            <text:p text:style-name="P236">Apply a 'whitelist' of allowed characters, or a 'blacklist' of disallowed characters in user input.</text:p>
            <text:p text:style-name="P237">Apply the privilege of least privilege by using the least privileged database user possible.</text:p>
            <text:p text:style-name="P238">In particular, avoid using the 'sa' or 'db-owner' database users. This does not eliminate SQL injection, but minimizes its impact.</text:p>
            <text:p text:style-name="P239">Grant the minimum database access that is necessary for the application.</text:p>
          </table:table-cell>
        </table:table-row>
        <table:table-row table:style-name="TableRow240">
          <table:table-cell table:style-name="TableCell241">
            <text:p text:style-name="P242">Other information</text:p>
          </table:table-cell>
          <table:table-cell table:style-name="TableCell243">
            <text:p text:style-name="P244">The query time is controllable using parameter value ['; select "java.lang.Thread.sleep"(15000) from INFORMATION_SCHEMA.SYSTEM_COLUMNS where TABLE_NAME = 'SYSTEM_COLUMNS' and COLUMN_NAME = 'TABLE_NAME' -- ], which caused the request to take [20,024] milliseconds, when the original unmodified query with value [query] took [474] milliseconds<text:s/></text:p>
          </table:table-cell>
        </table:table-row>
        <table:table-row table:style-name="TableRow245">
          <table:table-cell table:style-name="TableCell246">
            <text:p text:style-name="P247">Reference</text:p>
          </table:table-cell>
          <table:table-cell table:style-name="TableCell248">
            <text:p text:style-name="P249">https://www.owasp.org/index.php/Top_10_2010-A1</text:p>
            <text:p text:style-name="P250">https://www.owasp.org/index.php/SQL_Injection_Prevention_Cheat_Sheet</text:p>
          </table:table-cell>
        </table:table-row>
        <table:table-row table:style-name="TableRow251">
          <table:table-cell table:style-name="TableCell252">
            <text:p text:style-name="P253">CWE Id</text:p>
          </table:table-cell>
          <table:table-cell table:style-name="TableCell254">
            <text:p text:style-name="P255">89</text:p>
          </table:table-cell>
        </table:table-row>
        <table:table-row table:style-name="TableRow256">
          <table:table-cell table:style-name="TableCell257">
            <text:p text:style-name="P258">WASC Id</text:p>
          </table:table-cell>
          <table:table-cell table:style-name="TableCell259">
            <text:p text:style-name="P260">19</text:p>
          </table:table-cell>
        </table:table-row>
        <table:table-row table:style-name="TableRow261">
          <table:table-cell table:style-name="TableCell262">
            <text:p text:style-name="P263">Source ID</text:p>
          </table:table-cell>
          <table:table-cell table:style-name="TableCell264">
            <text:p text:style-name="P265">1</text:p>
          </table:table-cell>
        </table:table-row>
      </table:table>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able:table table:style-name="Table266">
        <table:table-columns>
          <table:table-column table:style-name="TableColumn267"/>
          <table:table-column table:style-name="TableColumn268"/>
        </table:table-columns>
        <table:table-row table:style-name="TableRow269">
          <table:table-cell table:style-name="TableCell270">
            <text:p text:style-name="P271"><text:span text:style-name="T272">High (Medium)</text:span></text:p>
          </table:table-cell>
          <table:table-cell table:style-name="TableCell273">
            <text:p text:style-name="P274"><text:span text:style-name="T275">SQL Injection - Oracle - Time Based</text:span></text:p>
          </table:table-cell>
        </table:table-row>
        <table:table-row table:style-name="TableRow276">
          <table:table-cell table:style-name="TableCell277">
            <text:p text:style-name="P278">Description</text:p>
          </table:table-cell>
          <table:table-cell table:style-name="TableCell279">
            <text:p text:style-name="P280">SQL injection may be possible</text:p>
          </table:table-cell>
        </table:table-row>
        <table:table-row table:style-name="TableRow281">
          <table:table-cell table:style-name="TableCell282">
            <text:p text:style-name="P283">URL</text:p>
          </table:table-cell>
          <table:table-cell table:style-name="TableCell284">
            <text:p text:style-name="P285">http://www.cypd.gov.tw/</text:p>
          </table:table-cell>
        </table:table-row>
        <table:table-row table:style-name="TableRow286">
          <table:table-cell table:style-name="TableCell287">
            <text:p text:style-name="P288">    Method</text:p>
          </table:table-cell>
          <table:table-cell table:style-name="TableCell289">
            <text:p text:style-name="P290">GET</text:p>
          </table:table-cell>
        </table:table-row>
        <table:table-row table:style-name="TableRow291">
          <table:table-cell table:style-name="TableCell292">
            <text:p text:style-name="P293">    Parameter</text:p>
          </table:table-cell>
          <table:table-cell table:style-name="TableCell294">
            <text:p text:style-name="P295">query</text:p>
          </table:table-cell>
        </table:table-row>
        <table:table-row table:style-name="TableRow296">
          <table:table-cell table:style-name="TableCell297">
            <text:p text:style-name="P298">    Attack</text:p>
          </table:table-cell>
          <table:table-cell table:style-name="TableCell299">
            <text:p text:style-name="P300">field: [query], value [(SELECT UTL_INADDR.get_host_name('10.0.0.1') from dual union SELECT UTL_INADDR.get_host_name('10.0.0.2') from dual union SELECT UTL_INADDR.get_host_name('10.0.0.3') from dual union SELECT UTL_INADDR.get_host_name('10.0.0.4') from dual union SELECT UTL_INADDR.get_host_name('10.0.0.5') from dual)]</text:p>
          </table:table-cell>
        </table:table-row>
        <table:table-row table:style-name="TableRow301">
          <table:table-cell table:style-name="TableCell302">
            <text:p text:style-name="P303">Instances</text:p>
          </table:table-cell>
          <table:table-cell table:style-name="TableCell304">
            <text:p text:style-name="P305">1</text:p>
          </table:table-cell>
        </table:table-row>
        <table:table-row table:style-name="TableRow306">
          <table:table-cell table:style-name="TableCell307">
            <text:p text:style-name="P308">Solution</text:p>
          </table:table-cell>
          <table:table-cell table:style-name="TableCell309">
            <text:p text:style-name="P310">Do not trust client side input, even if there is client side validation in place.<text:s/></text:p>
            <text:p text:style-name="P311">In general, type check all data on the server side.</text:p>
            <text:p text:style-name="P312">If the application uses JDBC, use PreparedStatement or CallableStatement, with parameters passed by '?'</text:p>
            <text:p text:style-name="P313">If the application uses ASP, use ADO Command Objects with strong type checking and parameterized queries.</text:p>
            <text:p text:style-name="P314">If database Stored Procedures can be used, use them.</text:p>
            <text:p text:style-name="P315">Do *not* concatenate strings into queries in the stored procedure, or use 'exec', 'exec immediate', or equivalent functionality!</text:p>
            <text:p text:style-name="P316">Do not create dynamic SQL queries using simple string concatenation.</text:p>
            <text:p text:style-name="P317">Escape all data received from the client.</text:p>
            <text:p text:style-name="P318">Apply a 'whitelist' of allowed characters, or a 'blacklist' of disallowed characters in user input.</text:p>
            <text:p text:style-name="P319">Apply the privilege of least privilege by using the least privileged database user possible.</text:p>
            <text:p text:style-name="P320">In particular, avoid using the 'sa' or 'db-owner' database users. This does not eliminate SQL injection, but minimizes its impact.</text:p>
            <text:p text:style-name="P321">Grant the minimum database access that is necessary for the application.</text:p>
          </table:table-cell>
        </table:table-row>
        <table:table-row table:style-name="TableRow322">
          <table:table-cell table:style-name="TableCell323">
            <text:p text:style-name="P324">Other information</text:p>
          </table:table-cell>
          <table:table-cell table:style-name="TableCell325">
            <text:p text:style-name="P326">The query time is controllable using parameter value [(SELECT UTL_INADDR.get_host_name('10.0.0.1') from dual union SELECT UTL_INADDR.get_host_name('10.0.0.2') from dual union SELECT UTL_INADDR.get_host_name('10.0.0.3') from dual union SELECT UTL_INADDR.get_host_name('10.0.0.4') from dual union SELECT UTL_INADDR.get_host_name('10.0.0.5') from dual)], which caused the request to take [20,017] milliseconds, when the original unmodified query with value [query] took [634] milliseconds<text:s/></text:p>
          </table:table-cell>
        </table:table-row>
        <table:table-row table:style-name="TableRow327">
          <table:table-cell table:style-name="TableCell328">
            <text:p text:style-name="P329">Reference</text:p>
          </table:table-cell>
          <table:table-cell table:style-name="TableCell330">
            <text:p text:style-name="P331">https://www.owasp.org/index.php/Top_10_2010-A1</text:p>
            <text:p text:style-name="P332">https://www.owasp.org/index.php/SQL_Injection_Prevention_Cheat_Sheet</text:p>
          </table:table-cell>
        </table:table-row>
        <table:table-row table:style-name="TableRow333">
          <table:table-cell table:style-name="TableCell334">
            <text:p text:style-name="P335">CWE Id</text:p>
          </table:table-cell>
          <table:table-cell table:style-name="TableCell336">
            <text:p text:style-name="P337">89</text:p>
          </table:table-cell>
        </table:table-row>
        <table:table-row table:style-name="TableRow338">
          <table:table-cell table:style-name="TableCell339">
            <text:p text:style-name="P340">WASC Id</text:p>
          </table:table-cell>
          <table:table-cell table:style-name="TableCell341">
            <text:p text:style-name="P342">19</text:p>
          </table:table-cell>
        </table:table-row>
        <table:table-row table:style-name="TableRow343">
          <table:table-cell table:style-name="TableCell344">
            <text:p text:style-name="P345">Source ID</text:p>
          </table:table-cell>
          <table:table-cell table:style-name="TableCell346">
            <text:p text:style-name="P347">1</text:p>
          </table:table-cell>
        </table:table-row>
      </table:table>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able:table table:style-name="Table348">
        <table:table-columns>
          <table:table-column table:style-name="TableColumn349"/>
          <table:table-column table:style-name="TableColumn350"/>
        </table:table-columns>
        <table:table-row table:style-name="TableRow351">
          <table:table-cell table:style-name="TableCell352">
            <text:p text:style-name="P353"><text:span text:style-name="T354">Low (Medium)</text:span></text:p>
          </table:table-cell>
          <table:table-cell table:style-name="TableCell355">
            <text:p text:style-name="P356"><text:span text:style-name="T357">Cookie No HttpOnly Flag</text:span></text:p>
          </table:table-cell>
        </table:table-row>
        <table:table-row table:style-name="TableRow358">
          <table:table-cell table:style-name="TableCell359">
            <text:p text:style-name="P360">Description</text:p>
          </table:table-cell>
          <table:table-cell table:style-name="TableCell361">
            <text:p text:style-name="P362">A cookie has been set without the HttpOnly flag, which means that the cookie can be accessed by JavaScript. If a malicious script can be run on this page then the cookie will be accessible and can be transmitted to another site. If this is a session cookie then session hijacking may be possible.</text:p>
          </table:table-cell>
        </table:table-row>
        <table:table-row table:style-name="TableRow363">
          <table:table-cell table:style-name="TableCell364">
            <text:p text:style-name="P365">URL</text:p>
          </table:table-cell>
          <table:table-cell table:style-name="TableCell366">
            <text:p text:style-name="P367">http://www.cypd.gov.tw/</text:p>
          </table:table-cell>
        </table:table-row>
        <table:table-row table:style-name="TableRow368">
          <table:table-cell table:style-name="TableCell369">
            <text:p text:style-name="P370">    Method</text:p>
          </table:table-cell>
          <table:table-cell table:style-name="TableCell371">
            <text:p text:style-name="P372">GET</text:p>
          </table:table-cell>
        </table:table-row>
        <table:table-row table:style-name="TableRow373">
          <table:table-cell table:style-name="TableCell374">
            <text:p text:style-name="P375">    Parameter</text:p>
          </table:table-cell>
          <table:table-cell table:style-name="TableCell376">
            <text:p text:style-name="P377">TS01542365</text:p>
          </table:table-cell>
        </table:table-row>
        <table:table-row table:style-name="TableRow378">
          <table:table-cell table:style-name="TableCell379">
            <text:p text:style-name="P380">    Evidence</text:p>
          </table:table-cell>
          <table:table-cell table:style-name="TableCell381">
            <text:p text:style-name="P382">Set-Cookie: TS01542365</text:p>
          </table:table-cell>
        </table:table-row>
        <table:table-row table:style-name="TableRow383">
          <table:table-cell table:style-name="TableCell384">
            <text:p text:style-name="P385">Instances</text:p>
          </table:table-cell>
          <table:table-cell table:style-name="TableCell386">
            <text:p text:style-name="P387">1</text:p>
          </table:table-cell>
        </table:table-row>
        <table:table-row table:style-name="TableRow388">
          <table:table-cell table:style-name="TableCell389">
            <text:p text:style-name="P390">Solution</text:p>
          </table:table-cell>
          <table:table-cell table:style-name="TableCell391">
            <text:p text:style-name="P392">Ensure that the HttpOnly flag is set for all cookies.</text:p>
          </table:table-cell>
        </table:table-row>
        <table:table-row table:style-name="TableRow393">
          <table:table-cell table:style-name="TableCell394">
            <text:p text:style-name="P395">Reference</text:p>
          </table:table-cell>
          <table:table-cell table:style-name="TableCell396">
            <text:p text:style-name="P397">http://www.owasp.org/index.php/HttpOnly</text:p>
          </table:table-cell>
        </table:table-row>
        <table:table-row table:style-name="TableRow398">
          <table:table-cell table:style-name="TableCell399">
            <text:p text:style-name="P400">CWE Id</text:p>
          </table:table-cell>
          <table:table-cell table:style-name="TableCell401">
            <text:p text:style-name="P402">16</text:p>
          </table:table-cell>
        </table:table-row>
        <table:table-row table:style-name="TableRow403">
          <table:table-cell table:style-name="TableCell404">
            <text:p text:style-name="P405">WASC Id</text:p>
          </table:table-cell>
          <table:table-cell table:style-name="TableCell406">
            <text:p text:style-name="P407">13</text:p>
          </table:table-cell>
        </table:table-row>
        <table:table-row table:style-name="TableRow408">
          <table:table-cell table:style-name="TableCell409">
            <text:p text:style-name="P410">Source ID</text:p>
          </table:table-cell>
          <table:table-cell table:style-name="TableCell411">
            <text:p text:style-name="P412">3</text:p>
          </table:table-cell>
        </table:table-row>
      </table:table>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able:table table:style-name="Table413">
        <table:table-columns>
          <table:table-column table:style-name="TableColumn414"/>
          <table:table-column table:style-name="TableColumn415"/>
        </table:table-columns>
        <table:table-row table:style-name="TableRow416">
          <table:table-cell table:style-name="TableCell417">
            <text:p text:style-name="P418"><text:span text:style-name="T419">Low (Medium)</text:span></text:p>
          </table:table-cell>
          <table:table-cell table:style-name="TableCell420">
            <text:p text:style-name="P421"><text:span text:style-name="T422">Web Browser XSS Protection Not Enabled</text:span></text:p>
          </table:table-cell>
        </table:table-row>
        <table:table-row table:style-name="TableRow423">
          <table:table-cell table:style-name="TableCell424">
            <text:p text:style-name="P425">Description</text:p>
          </table:table-cell>
          <table:table-cell table:style-name="TableCell426">
            <text:p text:style-name="P427">Web Browser XSS Protection is not enabled, or is disabled by the configuration of the 'X-XSS-Protection' HTTP response header on the web server</text:p>
          </table:table-cell>
        </table:table-row>
        <table:table-row table:style-name="TableRow428">
          <table:table-cell table:style-name="TableCell429" table:number-columns-spanned="2">
            <text:p text:style-name="P430"/>
          </table:table-cell>
          <table:covered-table-cell/>
        </table:table-row>
        <table:table-row table:style-name="TableRow431">
          <table:table-cell table:style-name="TableCell432">
            <text:p text:style-name="P433">URL</text:p>
          </table:table-cell>
          <table:table-cell table:style-name="TableCell434">
            <text:p text:style-name="P435">http://www.cypd.gov.tw/</text:p>
          </table:table-cell>
        </table:table-row>
        <table:table-row table:style-name="TableRow436">
          <table:table-cell table:style-name="TableCell437">
            <text:p text:style-name="P438">    Method</text:p>
          </table:table-cell>
          <table:table-cell table:style-name="TableCell439">
            <text:p text:style-name="P440">GET</text:p>
          </table:table-cell>
        </table:table-row>
        <table:table-row table:style-name="TableRow441">
          <table:table-cell table:style-name="TableCell442">
            <text:p text:style-name="P443">    Parameter</text:p>
          </table:table-cell>
          <table:table-cell table:style-name="TableCell444">
            <text:p text:style-name="P445">X-XSS-Protection</text:p>
          </table:table-cell>
        </table:table-row>
        <table:table-row table:style-name="TableRow446">
          <table:table-cell table:style-name="TableCell447">
            <text:p text:style-name="P448">Instances</text:p>
          </table:table-cell>
          <table:table-cell table:style-name="TableCell449">
            <text:p text:style-name="P450">1</text:p>
          </table:table-cell>
        </table:table-row>
        <table:table-row table:style-name="TableRow451">
          <table:table-cell table:style-name="TableCell452">
            <text:p text:style-name="P453">Solution</text:p>
          </table:table-cell>
          <table:table-cell table:style-name="TableCell454">
            <text:p text:style-name="P455">Ensure that the web browser's XSS filter is enabled, by setting the X-XSS-Protection HTTP response header to '1'.</text:p>
          </table:table-cell>
        </table:table-row>
        <table:table-row table:style-name="TableRow456">
          <table:table-cell table:style-name="TableCell457">
            <text:p text:style-name="P458">Other information</text:p>
          </table:table-cell>
          <table:table-cell table:style-name="TableCell459">
            <text:p text:style-name="P460">The X-XSS-Protection HTTP response header allows the web server to enable or disable the web browser's XSS protection mechanism. The following values would attempt to enable it:<text:s/></text:p>
            <text:p text:style-name="P461">X-XSS-Protection: 1; mode=block</text:p>
            <text:p text:style-name="P462">X-XSS-Protection: 1; report=http://www.example.com/xss</text:p>
            <text:p text:style-name="P463">The following values would disable it:</text:p>
            <text:p text:style-name="P464">X-XSS-Protection: 0</text:p>
            <text:p text:style-name="P465">The X-XSS-Protection HTTP response header is currently supported on Internet Explorer, Chrome and Safari (WebKit).</text:p>
            <text:p text:style-name="P466">Note that this alert is only raised if the response body could potentially contain an XSS payload (with a text-based content type, with a non-zero length).</text:p>
          </table:table-cell>
        </table:table-row>
        <table:table-row table:style-name="TableRow467">
          <table:table-cell table:style-name="TableCell468" table:number-columns-spanned="2">
            <text:p text:style-name="P469"/>
          </table:table-cell>
          <table:covered-table-cell/>
        </table:table-row>
        <table:table-row table:style-name="TableRow470">
          <table:table-cell table:style-name="TableCell471">
            <text:p text:style-name="P472">Reference</text:p>
          </table:table-cell>
          <table:table-cell table:style-name="TableCell473">
            <text:p text:style-name="P474">https://www.owasp.org/index.php/XSS_(Cross_Site_Scripting)_Prevention_Cheat_Sheet</text:p>
            <text:p text:style-name="P475">https://blog.veracode.com/2014/03/guidelines-for-setting-security-headers/</text:p>
          </table:table-cell>
        </table:table-row>
        <table:table-row table:style-name="TableRow476">
          <table:table-cell table:style-name="TableCell477">
            <text:p text:style-name="P478">CWE Id</text:p>
          </table:table-cell>
          <table:table-cell table:style-name="TableCell479">
            <text:p text:style-name="P480">933</text:p>
          </table:table-cell>
        </table:table-row>
        <table:table-row table:style-name="TableRow481">
          <table:table-cell table:style-name="TableCell482">
            <text:p text:style-name="P483">WASC Id</text:p>
          </table:table-cell>
          <table:table-cell table:style-name="TableCell484">
            <text:p text:style-name="P485">14</text:p>
          </table:table-cell>
        </table:table-row>
        <table:table-row table:style-name="TableRow486">
          <table:table-cell table:style-name="TableCell487">
            <text:p text:style-name="P488">Source ID</text:p>
          </table:table-cell>
          <table:table-cell table:style-name="TableCell489">
            <text:p text:style-name="P490">3</text:p>
          </table:table-cell>
        </table:table-row>
      </table:table>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able:table table:style-name="Table491">
        <table:table-columns>
          <table:table-column table:style-name="TableColumn492"/>
          <table:table-column table:style-name="TableColumn493"/>
        </table:table-columns>
        <table:table-row table:style-name="TableRow494">
          <table:table-cell table:style-name="TableCell495">
            <text:p text:style-name="P496"><text:span text:style-name="T497">Low (Medium)</text:span></text:p>
          </table:table-cell>
          <table:table-cell table:style-name="TableCell498">
            <text:p text:style-name="P499"><text:span text:style-name="T500">Absence of Anti-CSRF Tokens</text:span></text:p>
          </table:table-cell>
        </table:table-row>
        <table:table-row table:style-name="TableRow501">
          <table:table-cell table:style-name="TableCell502">
            <text:p text:style-name="P503">Description</text:p>
          </table:table-cell>
          <table:table-cell table:style-name="TableCell504">
            <text:p text:style-name="P505">No Anti-CSRF tokens were found in a HTML submission form.</text:p>
            <text:p text:style-name="P506">A cross-site request forgery is an attack that involves forcing a victim to send an HTTP request to a target destination without their knowledge or intent in order to perform an action as the victim. The underlying cause is application functionality using predictable URL/form actions in a repeatable way. The nature of the attack is that CSRF exploits the trust that a web site has for a user. By contrast, cross-site scripting (XSS) exploits the trust that a user has for a web site. Like XSS, CSRF attacks are not necessarily cross-site, but they can be. Cross-site request forgery is also known as CSRF, XSRF, one-click attack, session riding, confused deputy, and sea surf.</text:p>
            <text:p text:style-name="P507">CSRF attacks are effective in a number of situations, including:</text:p>
            <text:p text:style-name="P508">* The victim has an active session on the target site.</text:p>
            <text:p text:style-name="P509">* The victim is authenticated via HTTP auth on the target site.</text:p>
            <text:p text:style-name="P510">* The victim is on the same local network as the target site.</text:p>
            <text:p text:style-name="P511">CSRF has primarily been used to perform an action against a target site using the victim's privileges, but recent techniques have been discovered to disclose information by gaining access to the response. The risk of information disclosure is dramatically increased when the target site is vulnerable to XSS, because XSS can be used as a platform for CSRF, allowing the attack to operate within the bounds of the same-origin policy.</text:p>
          </table:table-cell>
        </table:table-row>
        <table:table-row table:style-name="TableRow512">
          <table:table-cell table:style-name="TableCell513">
            <text:p text:style-name="P514">URL</text:p>
          </table:table-cell>
          <table:table-cell table:style-name="TableCell515">
            <text:p text:style-name="P516">http://www.cypd.gov.tw/</text:p>
          </table:table-cell>
        </table:table-row>
        <table:table-row table:style-name="TableRow517">
          <table:table-cell table:style-name="TableCell518">
            <text:p text:style-name="P519">    Method</text:p>
          </table:table-cell>
          <table:table-cell table:style-name="TableCell520">
            <text:p text:style-name="P521">GET</text:p>
          </table:table-cell>
        </table:table-row>
        <table:table-row table:style-name="TableRow522">
          <table:table-cell table:style-name="TableCell523">
            <text:p text:style-name="P524">    Evidence</text:p>
          </table:table-cell>
          <table:table-cell table:style-name="TableCell525">
            <text:p text:style-name="P526">&lt;form action="/home/search" class="inside-search"&gt;</text:p>
          </table:table-cell>
        </table:table-row>
        <table:table-row table:style-name="TableRow527">
          <table:table-cell table:style-name="TableCell528">
            <text:p text:style-name="P529">Instances</text:p>
          </table:table-cell>
          <table:table-cell table:style-name="TableCell530">
            <text:p text:style-name="P531">1</text:p>
          </table:table-cell>
        </table:table-row>
        <table:table-row table:style-name="TableRow532">
          <table:table-cell table:style-name="TableCell533">
            <text:p text:style-name="P534">Solution</text:p>
          </table:table-cell>
          <table:table-cell table:style-name="TableCell535">
            <text:p text:style-name="P536">Phase: Architecture and Design</text:p>
            <text:p text:style-name="P537">Use a vetted library or framework that does not allow this weakness to occur or provides constructs that make this weakness easier to avoid.</text:p>
            <text:p text:style-name="P538">For example, use anti-CSRF packages such as the OWASP CSRFGuard.</text:p>
            <text:p text:style-name="P539">Phase: Implementation</text:p>
            <text:p text:style-name="P540">Ensure that your application is free of cross-site scripting issues, because most CSRF defenses can be bypassed using attacker-controlled script.</text:p>
            <text:p text:style-name="P541">Phase: Architecture and Design</text:p>
            <text:p text:style-name="P542">Generate a unique nonce for each form, place the nonce into the form, and verify the nonce upon receipt of the form. Be sure that the nonce is not predictable (CWE-330).</text:p>
            <text:p text:style-name="P543">Note that this can be bypassed using XSS.</text:p>
            <text:p text:style-name="P544">Identify especially dangerous operations. When the user performs a dangerous operation, send a separate confirmation request to ensure that the user intended to perform that operation.</text:p>
            <text:p text:style-name="P545">Note that this can be bypassed using XSS.</text:p>
            <text:p text:style-name="P546">Use the ESAPI Session Management control.</text:p>
            <text:p text:style-name="P547">This control includes a component for CSRF.</text:p>
            <text:p text:style-name="P548">Do not use the GET method for any request that triggers a state change.</text:p>
            <text:p text:style-name="P549">Phase: Implementation</text:p>
            <text:p text:style-name="P550">Check the HTTP Referer header to see if the request originated from an expected page. This could break legitimate functionality, because users or proxies may have disabled sending the Referer for privacy reasons.</text:p>
          </table:table-cell>
        </table:table-row>
        <table:table-row table:style-name="TableRow551">
          <table:table-cell table:style-name="TableCell552">
            <text:p text:style-name="P553">Other information</text:p>
          </table:table-cell>
          <table:table-cell table:style-name="TableCell554">
            <text:p text:style-name="P555">No known Anti-CSRF tokens [anticsrf, CSRFToken, __RequestVerificationToken, csrfmiddlewaretoken, authenticity_token] were found in the following HTML forms: [Form 1: "cx" "cof" "ie" "q" "sa" ], [Form 2: "cx" "cof" "ie" "q" "sa" ].</text:p>
          </table:table-cell>
        </table:table-row>
        <table:table-row table:style-name="TableRow556">
          <table:table-cell table:style-name="TableCell557">
            <text:p text:style-name="P558">Reference</text:p>
          </table:table-cell>
          <table:table-cell table:style-name="TableCell559">
            <text:p text:style-name="P560">http://projects.webappsec.org/Cross-Site-Request-Forgery</text:p>
            <text:p text:style-name="P561">http://cwe.mitre.org/data/definitions/352.html</text:p>
          </table:table-cell>
        </table:table-row>
        <table:table-row table:style-name="TableRow562">
          <table:table-cell table:style-name="TableCell563">
            <text:p text:style-name="P564">CWE Id</text:p>
          </table:table-cell>
          <table:table-cell table:style-name="TableCell565">
            <text:p text:style-name="P566">352</text:p>
          </table:table-cell>
        </table:table-row>
        <table:table-row table:style-name="TableRow567">
          <table:table-cell table:style-name="TableCell568">
            <text:p text:style-name="P569">WASC Id</text:p>
          </table:table-cell>
          <table:table-cell table:style-name="TableCell570">
            <text:p text:style-name="P571">9</text:p>
          </table:table-cell>
        </table:table-row>
        <table:table-row table:style-name="TableRow572">
          <table:table-cell table:style-name="TableCell573">
            <text:p text:style-name="P574">Source ID</text:p>
          </table:table-cell>
          <table:table-cell table:style-name="TableCell575">
            <text:p text:style-name="P576">3</text:p>
          </table:table-cell>
        </table:table-row>
      </table:table>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able:table table:style-name="Table577">
        <table:table-columns>
          <table:table-column table:style-name="TableColumn578"/>
          <table:table-column table:style-name="TableColumn579"/>
        </table:table-columns>
        <table:table-row table:style-name="TableRow580">
          <table:table-cell table:style-name="TableCell581">
            <text:p text:style-name="P582"><text:span text:style-name="T583">Low (Medium)</text:span></text:p>
          </table:table-cell>
          <table:table-cell table:style-name="TableCell584">
            <text:p text:style-name="P585"><text:span text:style-name="T586">Cross-Domain JavaScript Source File Inclusion</text:span></text:p>
          </table:table-cell>
        </table:table-row>
        <table:table-row table:style-name="TableRow587">
          <table:table-cell table:style-name="TableCell588">
            <text:p text:style-name="P589">Description</text:p>
          </table:table-cell>
          <table:table-cell table:style-name="TableCell590">
            <text:p text:style-name="P591">The page includes one or more script files from a third-party domain.</text:p>
          </table:table-cell>
        </table:table-row>
        <table:table-row table:style-name="TableRow592">
          <table:table-cell table:style-name="TableCell593" table:number-columns-spanned="2">
            <text:p text:style-name="P594"/>
          </table:table-cell>
          <table:covered-table-cell/>
        </table:table-row>
        <table:table-row table:style-name="TableRow595">
          <table:table-cell table:style-name="TableCell596">
            <text:p text:style-name="P597">URL</text:p>
          </table:table-cell>
          <table:table-cell table:style-name="TableCell598">
            <text:p text:style-name="P599">http://www.cypd.gov.tw/</text:p>
          </table:table-cell>
        </table:table-row>
        <table:table-row table:style-name="TableRow600">
          <table:table-cell table:style-name="TableCell601">
            <text:p text:style-name="P602">    Method</text:p>
          </table:table-cell>
          <table:table-cell table:style-name="TableCell603">
            <text:p text:style-name="P604">GET</text:p>
          </table:table-cell>
        </table:table-row>
        <table:table-row table:style-name="TableRow605">
          <table:table-cell table:style-name="TableCell606">
            <text:p text:style-name="P607">    Parameter</text:p>
          </table:table-cell>
          <table:table-cell table:style-name="TableCell608">
            <text:p text:style-name="P609">http://www.google.com/jsapi</text:p>
          </table:table-cell>
        </table:table-row>
        <table:table-row table:style-name="TableRow610">
          <table:table-cell table:style-name="TableCell611">
            <text:p text:style-name="P612">    Evidence</text:p>
          </table:table-cell>
          <table:table-cell table:style-name="TableCell613">
            <text:p text:style-name="P614">&lt;script src='http://www.google.com/jsapi'&gt;&lt;/script&gt;</text:p>
          </table:table-cell>
        </table:table-row>
        <table:table-row table:style-name="TableRow615">
          <table:table-cell table:style-name="TableCell616">
            <text:p text:style-name="P617">Instances</text:p>
          </table:table-cell>
          <table:table-cell table:style-name="TableCell618">
            <text:p text:style-name="P619">1</text:p>
          </table:table-cell>
        </table:table-row>
        <table:table-row table:style-name="TableRow620">
          <table:table-cell table:style-name="TableCell621">
            <text:p text:style-name="P622">Solution</text:p>
          </table:table-cell>
          <table:table-cell table:style-name="TableCell623">
            <text:p text:style-name="P624">Ensure JavaScript source files are loaded from only trusted sources, and the sources can't be controlled by end users of the application.</text:p>
          </table:table-cell>
        </table:table-row>
        <table:table-row table:style-name="TableRow625">
          <table:table-cell table:style-name="TableCell626">
            <text:p text:style-name="P627">Reference</text:p>
          </table:table-cell>
          <table:table-cell table:style-name="TableCell628">
            <text:p text:style-name="P629"/>
          </table:table-cell>
        </table:table-row>
        <table:table-row table:style-name="TableRow630">
          <table:table-cell table:style-name="TableCell631">
            <text:p text:style-name="P632">CWE Id</text:p>
          </table:table-cell>
          <table:table-cell table:style-name="TableCell633">
            <text:p text:style-name="P634">829</text:p>
          </table:table-cell>
        </table:table-row>
        <table:table-row table:style-name="TableRow635">
          <table:table-cell table:style-name="TableCell636">
            <text:p text:style-name="P637">WASC Id</text:p>
          </table:table-cell>
          <table:table-cell table:style-name="TableCell638">
            <text:p text:style-name="P639">15</text:p>
          </table:table-cell>
        </table:table-row>
        <table:table-row table:style-name="TableRow640">
          <table:table-cell table:style-name="TableCell641">
            <text:p text:style-name="P642">Source ID</text:p>
          </table:table-cell>
          <table:table-cell table:style-name="TableCell643">
            <text:p text:style-name="P644">3</text:p>
          </table:table-cell>
        </table:table-row>
      </table:table>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able:table table:style-name="Table645">
        <table:table-columns>
          <table:table-column table:style-name="TableColumn646"/>
          <table:table-column table:style-name="TableColumn647"/>
        </table:table-columns>
        <table:table-row table:style-name="TableRow648">
          <table:table-cell table:style-name="TableCell649">
            <text:p text:style-name="P650"><text:span text:style-name="T651">Low (Medium)</text:span></text:p>
          </table:table-cell>
          <table:table-cell table:style-name="TableCell652">
            <text:p text:style-name="P653"><text:span text:style-name="T654">X-Content-Type-Options Header Missing</text:span></text:p>
          </table:table-cell>
        </table:table-row>
        <table:table-row table:style-name="TableRow655">
          <table:table-cell table:style-name="TableCell656">
            <text:p text:style-name="P657">Description</text:p>
          </table:table-cell>
          <table:table-cell table:style-name="TableCell658">
            <text:p text:style-name="P659">The Anti-MIME-Sniffing header X-Content-Type-Options was not set to 'nosniff'. This allows older versions of Internet Explorer and Chrome to perform MIME-sniffing on the response body, potentially causing the response body to be interpreted and displayed as a content type other than the declared content type. Current (early 2014) and legacy versions of Firefox will use the declared content type (if one is set), rather than performing MIME-sniffing.</text:p>
          </table:table-cell>
        </table:table-row>
        <table:table-row table:style-name="TableRow660">
          <table:table-cell table:style-name="TableCell661">
            <text:p text:style-name="P662">URL</text:p>
          </table:table-cell>
          <table:table-cell table:style-name="TableCell663">
            <text:p text:style-name="P664">http://www.cypd.gov.tw/</text:p>
          </table:table-cell>
        </table:table-row>
        <table:table-row table:style-name="TableRow665">
          <table:table-cell table:style-name="TableCell666">
            <text:p text:style-name="P667">    Method</text:p>
          </table:table-cell>
          <table:table-cell table:style-name="TableCell668">
            <text:p text:style-name="P669">GET</text:p>
          </table:table-cell>
        </table:table-row>
        <table:table-row table:style-name="TableRow670">
          <table:table-cell table:style-name="TableCell671">
            <text:p text:style-name="P672">    Parameter</text:p>
          </table:table-cell>
          <table:table-cell table:style-name="TableCell673">
            <text:p text:style-name="P674">X-Content-Type-Options</text:p>
          </table:table-cell>
        </table:table-row>
        <table:table-row table:style-name="TableRow675">
          <table:table-cell table:style-name="TableCell676">
            <text:p text:style-name="P677">Instances</text:p>
          </table:table-cell>
          <table:table-cell table:style-name="TableCell678">
            <text:p text:style-name="P679">1</text:p>
          </table:table-cell>
        </table:table-row>
        <table:table-row table:style-name="TableRow680">
          <table:table-cell table:style-name="TableCell681">
            <text:p text:style-name="P682">Solution</text:p>
          </table:table-cell>
          <table:table-cell table:style-name="TableCell683">
            <text:p text:style-name="P684">Ensure that the application/web server sets the Content-Type header appropriately, and that it sets the X-Content-Type-Options header to 'nosniff' for all web pages.</text:p>
            <text:p text:style-name="P685">If possible, ensure that the end user uses a standards-compliant and modern web browser that does not perform MIME-sniffing at all, or that can be directed by the web application/web server to not perform MIME-sniffing.</text:p>
          </table:table-cell>
        </table:table-row>
        <table:table-row table:style-name="TableRow686">
          <table:table-cell table:style-name="TableCell687">
            <text:p text:style-name="P688">Other information</text:p>
          </table:table-cell>
          <table:table-cell table:style-name="TableCell689">
            <text:p text:style-name="P690">This issue still applies to error type pages (401, 403, 500, etc) as those pages are often still affected by injection issues, in which case there is still concern for browsers sniffing pages away from their actual content type.</text:p>
            <text:p text:style-name="P691">At "High" threshold this scanner will not alert on client or server error responses.</text:p>
          </table:table-cell>
        </table:table-row>
        <table:table-row table:style-name="TableRow692">
          <table:table-cell table:style-name="TableCell693">
            <text:p text:style-name="P694">Reference</text:p>
          </table:table-cell>
          <table:table-cell table:style-name="TableCell695">
            <text:p text:style-name="P696">http://msdn.microsoft.com/en-us/library/ie/gg622941%28v=vs.85%29.aspx</text:p>
            <text:p text:style-name="P697">https://www.owasp.org/index.php/List_of_useful_HTTP_headers</text:p>
          </table:table-cell>
        </table:table-row>
        <table:table-row table:style-name="TableRow698">
          <table:table-cell table:style-name="TableCell699">
            <text:p text:style-name="P700">CWE Id</text:p>
          </table:table-cell>
          <table:table-cell table:style-name="TableCell701">
            <text:p text:style-name="P702">16</text:p>
          </table:table-cell>
        </table:table-row>
        <table:table-row table:style-name="TableRow703">
          <table:table-cell table:style-name="TableCell704">
            <text:p text:style-name="P705">WASC Id</text:p>
          </table:table-cell>
          <table:table-cell table:style-name="TableCell706">
            <text:p text:style-name="P707">15</text:p>
          </table:table-cell>
        </table:table-row>
        <table:table-row table:style-name="TableRow708">
          <table:table-cell table:style-name="TableCell709">
            <text:p text:style-name="P710">Source ID</text:p>
          </table:table-cell>
          <table:table-cell table:style-name="TableCell711">
            <text:p text:style-name="P712">3</text:p>
          </table:table-cell>
        </table:table-row>
      </table:table>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able:table table:style-name="Table713">
        <table:table-columns>
          <table:table-column table:style-name="TableColumn714"/>
          <table:table-column table:style-name="TableColumn715"/>
        </table:table-columns>
        <table:table-row table:style-name="TableRow716">
          <table:table-cell table:style-name="TableCell717">
            <text:p text:style-name="P718"><text:bookmark-start text:name="info"/><text:bookmark-end text:name="info"/><text:span text:style-name="T719">Informational (Low)</text:span></text:p>
          </table:table-cell>
          <table:table-cell table:style-name="TableCell720">
            <text:p text:style-name="P721"><text:span text:style-name="T722">Loosely Scoped Cookie</text:span></text:p>
          </table:table-cell>
        </table:table-row>
        <table:table-row table:style-name="TableRow723">
          <table:table-cell table:style-name="TableCell724">
            <text:p text:style-name="P725">Description</text:p>
          </table:table-cell>
          <table:table-cell table:style-name="TableCell726">
            <text:p text:style-name="P727">Cookies can be scoped by domain or path. This check is only concerned with domain scope.The domain scope applied to a cookie determines which domains can access it. For example, a cookie can be scoped strictly to a subdomain e.g. www.nottrusted.com, or loosely scoped to a parent domain e.g. nottrusted.com. In the latter case, any subdomain of nottrusted.com can access the cookie. Loosely scoped cookies are common in mega-applications like google.com and live.com. Cookies set from a subdomain like app.foo.bar are transmitted only to that domain by the browser. However, cookies scoped to a parent-level domain may be transmitted to the parent, or any subdomain of the parent.</text:p>
          </table:table-cell>
        </table:table-row>
        <table:table-row table:style-name="TableRow728">
          <table:table-cell table:style-name="TableCell729">
            <text:p text:style-name="P730">URL</text:p>
          </table:table-cell>
          <table:table-cell table:style-name="TableCell731">
            <text:p text:style-name="P732">http://www.cypd.gov.tw/</text:p>
          </table:table-cell>
        </table:table-row>
        <table:table-row table:style-name="TableRow733">
          <table:table-cell table:style-name="TableCell734">
            <text:p text:style-name="P735">    Method</text:p>
          </table:table-cell>
          <table:table-cell table:style-name="TableCell736">
            <text:p text:style-name="P737">GET</text:p>
          </table:table-cell>
        </table:table-row>
        <table:table-row table:style-name="TableRow738">
          <table:table-cell table:style-name="TableCell739">
            <text:p text:style-name="P740">Instances</text:p>
          </table:table-cell>
          <table:table-cell table:style-name="TableCell741">
            <text:p text:style-name="P742">1</text:p>
          </table:table-cell>
        </table:table-row>
        <table:table-row table:style-name="TableRow743">
          <table:table-cell table:style-name="TableCell744">
            <text:p text:style-name="P745">Solution</text:p>
          </table:table-cell>
          <table:table-cell table:style-name="TableCell746">
            <text:p text:style-name="P747">Always scope cookies to a FQDN (Fully Qualified Domain Name).</text:p>
          </table:table-cell>
        </table:table-row>
        <table:table-row table:style-name="TableRow748">
          <table:table-cell table:style-name="TableCell749">
            <text:p text:style-name="P750">Other information</text:p>
          </table:table-cell>
          <table:table-cell table:style-name="TableCell751">
            <text:p text:style-name="P752">The origin domain used for comparison was:<text:s/></text:p>
            <text:p text:style-name="P753">www.cypd.gov.tw</text:p>
            <text:p text:style-name="P754">ASP.NET_SessionId=5gm5jlq4wmcs2ddurowqswiv</text:p>
            <text:p text:style-name="P755">TS01542365=013991f1047b81ff3bbbd02ccc3f01ed6a23eeb317b467fd83e9f428bec57d4190a79e31b5afe6c145168173a05667200621ac8312</text:p>
          </table:table-cell>
        </table:table-row>
        <table:table-row table:style-name="TableRow756">
          <table:table-cell table:style-name="TableCell757">
            <text:p text:style-name="P758">Reference</text:p>
          </table:table-cell>
          <table:table-cell table:style-name="TableCell759">
            <text:p text:style-name="P760">https://tools.ietf.org/html/rfc6265#section-4.1</text:p>
            <text:p text:style-name="P761">https://www.owasp.org/index.php/Testing_for_cookies_attributes_(OTG-SESS-002)</text:p>
            <text:p text:style-name="P762">http://code.google.com/p/browsersec/wiki/Part2#Same-origin_policy_for_cookies</text:p>
          </table:table-cell>
        </table:table-row>
        <table:table-row table:style-name="TableRow763">
          <table:table-cell table:style-name="TableCell764">
            <text:p text:style-name="P765">CWE Id</text:p>
          </table:table-cell>
          <table:table-cell table:style-name="TableCell766">
            <text:p text:style-name="P767">565</text:p>
          </table:table-cell>
        </table:table-row>
        <table:table-row table:style-name="TableRow768">
          <table:table-cell table:style-name="TableCell769">
            <text:p text:style-name="P770">WASC Id</text:p>
          </table:table-cell>
          <table:table-cell table:style-name="TableCell771">
            <text:p text:style-name="P772">15</text:p>
          </table:table-cell>
        </table:table-row>
        <table:table-row table:style-name="TableRow773">
          <table:table-cell table:style-name="TableCell774">
            <text:p text:style-name="P775">Source ID</text:p>
          </table:table-cell>
          <table:table-cell table:style-name="TableCell776">
            <text:p text:style-name="P777">3</text:p>
          </table:table-cell>
        </table:table-row>
      </table:table>
      <text:p text:style-name="內文"/>
      <text:p text:style-name="內文"/>
      <text:p text:style-name="內文"/>
      <text:p text:style-name="內文"/>
      <text:p text:style-name="內文"/>
      <text:p text:style-name="內文"/>
      <text:p text:style-name="內文"/>
      <text:p text:style-name="內文"/>
      <text:p text:style-name="內文"/>
      <text:p text:style-name="內文"/>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新細明體" svg:font-family="新細明體" style:font-family-generic="roman" style:font-pitch="variable" svg:panose-1="2 2 5 0 0 0 0 0 0 0"/>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Calibri"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1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內文" style:display-name="內文" style:family="paragraph">
      <style:paragraph-properties fo:widows="0" fo:orphans="0"/>
      <style:text-properties fo:hyphenate="false"/>
    </style:style>
    <style:style style:name="預設段落字型" style:display-name="預設段落字型" style:family="text"/>
    <style:style style:name="強調粗體" style:display-name="強調粗體" style:family="text" style:parent-style-name="預設段落字型">
      <style:text-properties fo:font-weight="bold" style:font-weight-asian="bold" style:font-weight-complex="bold"/>
    </style:style>
    <style:style style:name="內文Web" style:display-name="內文 (Web)" style:family="paragraph" style:parent-style-name="內文">
      <style:paragraph-properties fo:widows="2" fo:orphans="2" fo:margin-top="0.0694in" fo:margin-bottom="0.0694in"/>
      <style:text-properties style:font-name="新細明體" style:font-name-asian="新細明體" style:font-name-complex="新細明體" fo:color="#000000" style:letter-kerning="false" style:font-size-complex="12pt" fo:hyphenate="false"/>
    </style:style>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首字元" style:display-name="頁首 字元" style:family="text" style:parent-style-name="預設段落字型">
      <style:text-properties fo:font-size="10pt" style:font-size-asian="10pt" style:font-size-complex="10pt"/>
    </style:style>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尾字元" style:display-name="頁尾 字元" style:family="text" style:parent-style-name="預設段落字型">
      <style:text-properties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3937in" fo:margin-left="0.3937in" fo:margin-bottom="0.3937in" fo:margin-right="0.3937in" style:num-format="1" style:writing-mode="lr-tb" style:layout-grid-mode="line" style:layout-grid-lines="43" style:layout-grid-base-width="0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洪玉霖</meta:initial-creator>
    <dc:creator>李庭昀</dc:creator>
    <meta:creation-date>2018-10-11T06:45:00Z</meta:creation-date>
    <dc:date>2018-10-11T06:45:00Z</dc:date>
    <meta:template xlink:href="Normal.dotm" xlink:type="simple"/>
    <meta:editing-cycles>2</meta:editing-cycles>
    <meta:editing-duration>PT0S</meta:editing-duration>
    <meta:document-statistic meta:page-count="2" meta:paragraph-count="35" meta:word-count="2646" meta:character-count="17697" meta:row-count="125" meta:non-whitespace-character-count="15086"/>
  </office:meta>
</office:document-meta>
</file>